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156.6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27.78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33.07mm"/>
    </style:style>
    <style:style style:name="co14" style:family="table-column">
      <style:table-column-properties fo:break-before="auto" style:column-width="17.99mm"/>
    </style:style>
    <style:style style:name="co15" style:family="table-column">
      <style:table-column-properties fo:break-before="auto" style:column-width="21.17mm"/>
    </style:style>
    <style:style style:name="co16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4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Short description</text:p>
          </table:table-cell>
          <table:table-cell table:style-name="ce1" office:value-type="string" calcext:value-type="string">
            <text:p>Tax status</text:p>
          </table:table-cell>
          <table:table-cell table:style-name="ce1" office:value-type="string" calcext:value-type="string">
            <text:p>Tax class</text:p>
          </table:table-cell>
          <table:table-cell table:style-name="ce1" office:value-type="string" calcext:value-type="string">
            <text:p>In stock?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Length (cm)</text:p>
          </table:table-cell>
          <table:table-cell table:style-name="ce1" office:value-type="string" calcext:value-type="string">
            <text:p>Width (cm)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Regular price</text:p>
          </table:table-cell>
          <table:table-cell table:style-name="ce1" office:value-type="string" calcext:value-type="string">
            <text:p>Shipping class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Edition</text:p>
          </table:table-cell>
          <table:table-cell table:style-name="ce8" office:value-type="string" calcext:value-type="string">
            <text:p>Subtitl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Is featured?</text:p>
          </table:table-cell>
          <table:table-cell office:value-type="string" calcext:value-type="string">
            <text:p>Visibility in catalogu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 sale price starts</text:p>
          </table:table-cell>
          <table:table-cell office:value-type="string" calcext:value-type="string">
            <text:p>Date sale price ends</text:p>
          </table:table-cell>
          <table:table-cell office:value-type="string" calcext:value-type="string">
            <text:p>Tax status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In stock?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ackorders allowed?</text:p>
          </table:table-cell>
          <table:table-cell office:value-type="string" calcext:value-type="string">
            <text:p>Sold individually?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Length (cm)</text:p>
          </table:table-cell>
          <table:table-cell office:value-type="string" calcext:value-type="string">
            <text:p>Width (cm)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Allow customer reviews?</text:p>
          </table:table-cell>
          <table:table-cell office:value-type="string" calcext:value-type="string">
            <text:p>Purchase not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Regular 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hipping class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Download limit</text:p>
          </table:table-cell>
          <table:table-cell office:value-type="string" calcext:value-type="string">
            <text:p>Download expiry day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ed products</text:p>
          </table:table-cell>
          <table:table-cell office:value-type="string" calcext:value-type="string">
            <text:p>Upsells</text:p>
          </table:table-cell>
          <table:table-cell office:value-type="string" calcext:value-type="string">
            <text:p>Cross-sells</text:p>
          </table:table-cell>
          <table:table-cell office:value-type="string" calcext:value-type="string">
            <text:p>External URL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eta: inline_featured_image</text:p>
          </table:table-cell>
          <table:table-cell office:value-type="string" calcext:value-type="string">
            <text:p>Meta: edition_group</text:p>
          </table:table-cell>
          <table:table-cell office:value-type="string" calcext:value-type="string">
            <text:p>Meta: _edition_group</text:p>
          </table:table-cell>
          <table:table-cell office:value-type="string" calcext:value-type="string">
            <text:p>Meta: edition_id</text:p>
          </table:table-cell>
          <table:table-cell office:value-type="string" calcext:value-type="string">
            <text:p>Meta: _edition_id</text:p>
          </table:table-cell>
          <table:table-cell office:value-type="string" calcext:value-type="string">
            <text:p>Meta: artist_name</text:p>
          </table:table-cell>
          <table:table-cell office:value-type="string" calcext:value-type="string">
            <text:p>Meta: _artist_name</text:p>
          </table:table-cell>
          <table:table-cell office:value-type="string" calcext:value-type="string">
            <text:p>Meta: _yoast_wpseo_primary_product_cat</text:p>
          </table:table-cell>
          <table:table-cell office:value-type="string" calcext:value-type="string">
            <text:p>Meta: _yoast_wpseo_content_score</text:p>
          </table:table-cell>
          <table:table-cell office:value-type="string" calcext:value-type="string">
            <text:p>Meta: edition_subtitle</text:p>
          </table:table-cell>
          <table:table-cell office:value-type="string" calcext:value-type="string">
            <text:p>Meta: _edition_subtitle</text:p>
          </table:table-cell>
          <table:table-cell office:value-type="string" calcext:value-type="string">
            <text:p>Meta: author</text:p>
          </table:table-cell>
          <table:table-cell office:value-type="string" calcext:value-type="string">
            <text:p>Meta: _author</text:p>
          </table:table-cell>
          <table:table-cell office:value-type="string" calcext:value-type="string">
            <text:p>Meta: sub-header</text:p>
          </table:table-cell>
          <table:table-cell office:value-type="string" calcext:value-type="string">
            <text:p>Meta: _sub-header</text:p>
          </table:table-cell>
          <table:table-cell office:value-type="string" calcext:value-type="string">
            <text:p>Meta: header_image</text:p>
          </table:table-cell>
          <table:table-cell office:value-type="string" calcext:value-type="string">
            <text:p>Meta: _header_image</text:p>
          </table:table-cell>
          <table:table-cell table:number-columns-repeated="951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Summer</text:p>
          </table:table-cell>
          <table:table-cell table:style-name="ce4" office:value-type="string" calcext:value-type="string">
            <text:p>A giclée print of:, Etel Adnan, Summer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00" calcext:value-type="float">
            <text:p>£300 </text:p>
          </table:table-cell>
          <table:table-cell table:style-name="ce2"/>
          <table:table-cell table:style-name="ce7" table:formula="of:=LEFT([.P2];1)" office:value-type="string" office:string-value="E" calcext:value-type="string">
            <text:p>E</text:p>
          </table:table-cell>
          <table:table-cell table:style-name="ce7" table:formula="of:=RIGHT([.P2];LEN([.P2])-1)" office:value-type="string" office:string-value="1" calcext:value-type="string">
            <text:p>1</text:p>
          </table:table-cell>
          <table:table-cell table:style-name="ce7" office:value-type="string" calcext:value-type="string">
            <text:p>E1</text:p>
          </table:table-cell>
          <table:table-cell table:style-name="ce2" office:value-type="string" calcext:value-type="string">
            <text:p>Etel Adnan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Etel Adnan</text:p>
            <text:p>Summer, 1970</text:p>
            <text:p>300 × 367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Editions</text:p>
          </table:table-cell>
          <table:table-cell table:number-columns-repeated="2"/>
          <table:table-cell office:value-type="string" calcext:value-type="string">
            <text:p>http://henieditions.com/wp-content/uploads/sites/4/2018/04/E1-Summer-Preview.jpg, http://henieditions.com/wp-content/uploads/sites/4/2018/04/Editions_art_1.png, http://henieditions.com/wp-content/uploads/sites/4/2018/04/Heni_Group_BG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Lake Keitele</text:p>
          </table:table-cell>
          <table:table-cell table:style-name="ce4" office:value-type="string" calcext:value-type="string">
            <text:p>A giclée print of:, Gallen-Kallela, 546mm x 676mm, &lt;a href="https://www.nationalgallery.co.uk/products/lake-keitele-limited-edition-print/p_1046206"&gt;Click here&lt;/a&gt; to purchase through National Gallery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5" office:value-type="float" office:value="650" calcext:value-type="float">
            <text:p>£650 </text:p>
          </table:table-cell>
          <table:table-cell table:style-name="ce2"/>
          <table:table-cell table:style-name="ce7" table:formula="of:=LEFT([.P3];1)" office:value-type="string" office:string-value="N" calcext:value-type="string">
            <text:p>N</text:p>
          </table:table-cell>
          <table:table-cell table:style-name="ce7" table:formula="of:=RIGHT([.P3];LEN([.P3])-1)" office:value-type="string" office:string-value="G1" calcext:value-type="string">
            <text:p>G1</text:p>
          </table:table-cell>
          <table:table-cell table:style-name="ce7" office:value-type="string" calcext:value-type="string">
            <text:p>NG1</text:p>
          </table:table-cell>
          <table:table-cell table:style-name="ce2" office:value-type="string" calcext:value-type="string">
            <text:p>Akseli Gallen-Kallela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ortrait of George Dyer Riding a Bicyc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ée print mounted on aluminium composite panel, framed:</text:p>
            <text:p>Francis Bacon</text:p>
            <text:p>Portrait of George Dyer Riding a Bicycle, 1966, CR 66-15</text:p>
            <text:p>Oil and sand on canvas</text:p>
            <text:p>Fondation Beyeler, Riehen/Basel</text:p>
            <text:p>Original: 1980 × 1475 mm</text:p>
            <text:p>Edition: 1100 × 82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1_Francis-Bacon_66-15_Portrait-of-George-Dyer-Riding-a-Bicycle_196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1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Playground</text:p>
          </table:table-cell>
          <table:table-cell table:style-name="ce4" office:value-type="string" calcext:value-type="string">
            <text:p>A giclée print of:, Etel Adnan, Playground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00" calcext:value-type="float">
            <text:p>£300 </text:p>
          </table:table-cell>
          <table:table-cell table:style-name="ce2"/>
          <table:table-cell table:style-name="ce7" table:formula="of:=LEFT([.P4];1)" office:value-type="string" office:string-value="E" calcext:value-type="string">
            <text:p>E</text:p>
          </table:table-cell>
          <table:table-cell table:style-name="ce7" table:formula="of:=RIGHT([.P4];LEN([.P4])-1)" office:value-type="string" office:string-value="2" calcext:value-type="string">
            <text:p>2</text:p>
          </table:table-cell>
          <table:table-cell table:style-name="ce7" office:value-type="string" calcext:value-type="string">
            <text:p>E2</text:p>
          </table:table-cell>
          <table:table-cell table:style-name="ce2" office:value-type="string" calcext:value-type="string">
            <text:p>Etel Adnan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ag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Bagdad, 2010, CR 914-1 </text:p>
            <text:p>500 × 4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9_Gerhard-Richter_CR_914-1_Bagda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Summer</text:p>
          </table:table-cell>
          <table:table-cell table:style-name="ce4" office:value-type="string" calcext:value-type="string">
            <text:p>A tapestry of:, Etel Adnan, Summer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000" calcext:value-type="float">
            <text:p>£2,000 </text:p>
          </table:table-cell>
          <table:table-cell table:style-name="ce2"/>
          <table:table-cell table:style-name="ce7" table:formula="of:=LEFT([.P5];1)" office:value-type="string" office:string-value="E" calcext:value-type="string">
            <text:p>E</text:p>
          </table:table-cell>
          <table:table-cell table:style-name="ce7" table:formula="of:=RIGHT([.P5];LEN([.P5])-1)" office:value-type="string" office:string-value="3" calcext:value-type="string">
            <text:p>3</text:p>
          </table:table-cell>
          <table:table-cell table:style-name="ce7" office:value-type="string" calcext:value-type="string">
            <text:p>E3</text:p>
          </table:table-cell>
          <table:table-cell table:style-name="ce2" office:value-type="string" calcext:value-type="string">
            <text:p>Etel Adnan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ag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Bagdad, 2010, CR 914-2 </text:p>
            <text:p>500 × 4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0_Gerhard-Richter_CR_914-2_Bagda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Playground</text:p>
          </table:table-cell>
          <table:table-cell table:style-name="ce4" office:value-type="string" calcext:value-type="string">
            <text:p>A tapestry of:, Etel Adnan, Playground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000" calcext:value-type="float">
            <text:p>£2,000 </text:p>
          </table:table-cell>
          <table:table-cell table:style-name="ce2"/>
          <table:table-cell table:style-name="ce7" table:formula="of:=LEFT([.P6];1)" office:value-type="string" office:string-value="E" calcext:value-type="string">
            <text:p>E</text:p>
          </table:table-cell>
          <table:table-cell table:style-name="ce7" table:formula="of:=RIGHT([.P6];LEN([.P6])-1)" office:value-type="string" office:string-value="4" calcext:value-type="string">
            <text:p>4</text:p>
          </table:table-cell>
          <table:table-cell table:style-name="ce7" office:value-type="string" calcext:value-type="string">
            <text:p>E4</text:p>
          </table:table-cell>
          <table:table-cell table:style-name="ce2" office:value-type="string" calcext:value-type="string">
            <text:p>Etel Adnan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lad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Aladin, 2010, CR 915-8 </text:p>
            <text:p>370 × 5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1_Gerhard-Richter_CR_915-8_Aladi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, Edition 1 of 70 to 70 of 70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];1)" office:value-type="string" office:string-value="G" calcext:value-type="string">
            <text:p>G</text:p>
          </table:table-cell>
          <table:table-cell table:style-name="ce7" table:formula="of:=RIGHT([.P7];LEN([.P7])-1)" office:value-type="string" office:string-value="1-1" calcext:value-type="string">
            <text:p>1-1</text:p>
          </table:table-cell>
          <table:table-cell table:style-name="ce7" office:value-type="string" calcext:value-type="string">
            <text:p>G1-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nnunciation after Ti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Gerhard Richter</text:p>
            <text:p>Annunciation after Titian, 1973, CR 343-1 </text:p>
            <text:p>1250 × 200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2_Gerhard-Richter_CR_343-1_Annuciatio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Revelation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8];1)" office:value-type="string" office:string-value="H" calcext:value-type="string">
            <text:p>H</text:p>
          </table:table-cell>
          <table:table-cell table:style-name="ce7" table:formula="of:=RIGHT([.P8];LEN([.P8])-1)" office:value-type="string" office:string-value="1-1" calcext:value-type="string">
            <text:p>1-1</text:p>
          </table:table-cell>
          <table:table-cell table:style-name="ce7" office:value-type="string" calcext:value-type="string">
            <text:p>H1-1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 </text:p>
            <text:p>Gerhard Richter </text:p>
            <text:p>Fence, 2008, CR 907-1 </text:p>
            <text:p>355 × 27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3_Gerhard-Richter_CR_907-1_Zau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Dream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9];1)" office:value-type="string" office:string-value="H" calcext:value-type="string">
            <text:p>H</text:p>
          </table:table-cell>
          <table:table-cell table:style-name="ce7" table:formula="of:=RIGHT([.P9];LEN([.P9])-1)" office:value-type="string" office:string-value="1-2" calcext:value-type="string">
            <text:p>1-2</text:p>
          </table:table-cell>
          <table:table-cell table:style-name="ce7" office:value-type="string" calcext:value-type="string">
            <text:p>H1-2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Flow, 2013, CR 933-2 </text:p>
            <text:p>1000 × 2000 mm 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5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upernatural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0];1)" office:value-type="string" office:string-value="H" calcext:value-type="string">
            <text:p>H</text:p>
          </table:table-cell>
          <table:table-cell table:style-name="ce7" table:formula="of:=RIGHT([.P10];LEN([.P10])-1)" office:value-type="string" office:string-value="1-3" calcext:value-type="string">
            <text:p>1-3</text:p>
          </table:table-cell>
          <table:table-cell table:style-name="ce7" office:value-type="string" calcext:value-type="string">
            <text:p>H1-3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</text:p>
            <text:p>Gerhard Richter</text:p>
            <text:p>Flow, 2013, CR 933-3</text:p>
            <text:p>1000 × 20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6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Trance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1];1)" office:value-type="string" office:string-value="H" calcext:value-type="string">
            <text:p>H</text:p>
          </table:table-cell>
          <table:table-cell table:style-name="ce7" table:formula="of:=RIGHT([.P11];LEN([.P11])-1)" office:value-type="string" office:string-value="1-4" calcext:value-type="string">
            <text:p>1-4</text:p>
          </table:table-cell>
          <table:table-cell table:style-name="ce7" office:value-type="string" calcext:value-type="string">
            <text:p>H1-4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Tul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/>
            <text:p>Gerhard Richter</text:p>
            <text:p/>
            <text:p>Tulpen, 1995, CR 825-2</text:p>
            <text:p/>
            <text:p>360 × 410 mm</text:p>
            <text:p/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7_Gerhard-Richter_CR_825-2_Tulpe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Light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2];1)" office:value-type="string" office:string-value="H" calcext:value-type="string">
            <text:p>H</text:p>
          </table:table-cell>
          <table:table-cell table:style-name="ce7" table:formula="of:=RIGHT([.P12];LEN([.P12])-1)" office:value-type="string" office:string-value="1-5" calcext:value-type="string">
            <text:p>1-5</text:p>
          </table:table-cell>
          <table:table-cell table:style-name="ce7" office:value-type="string" calcext:value-type="string">
            <text:p>H1-5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ortrait of George Dyer Riding a Bicyc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ée print mounted on aluminium composite panel, framed:</text:p>
            <text:p>Francis Bacon</text:p>
            <text:p>Portrait of George Dyer Riding a Bicycle, 1966, CR 66-15</text:p>
            <text:p>Oil and sand on canvas</text:p>
            <text:p>Fondation Beyeler, Riehen/Basel</text:p>
            <text:p>Original: 1980 × 1475 mm</text:p>
            <text:p>Edition: 1980 × 1475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1_Francis-Bacon_66-15_Portrait-of-George-Dyer-Riding-a-Bicycle_196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1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Rapture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3];1)" office:value-type="string" office:string-value="H" calcext:value-type="string">
            <text:p>H</text:p>
          </table:table-cell>
          <table:table-cell table:style-name="ce7" table:formula="of:=RIGHT([.P13];LEN([.P13])-1)" office:value-type="string" office:string-value="1-6" calcext:value-type="string">
            <text:p>1-6</text:p>
          </table:table-cell>
          <table:table-cell table:style-name="ce7" office:value-type="string" calcext:value-type="string">
            <text:p>H1-6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ying Fig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ée print mounted on aluminium composite panel, framed:</text:p>
            <text:p>Francis Bacon</text:p>
            <text:p>Lying Figure, 1969, CR 69-03</text:p>
            <text:p>Oil on canvas</text:p>
            <text:p>Fondation Beyeler, Riehen/Basel</text:p>
            <text:p>Original: 1980 × 1475 mm</text:p>
            <text:p>Edition: 1980 × 1475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2_Francis-Bacon_69-03_Lying-Figure_1969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2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Being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4];1)" office:value-type="string" office:string-value="H" calcext:value-type="string">
            <text:p>H</text:p>
          </table:table-cell>
          <table:table-cell table:style-name="ce7" table:formula="of:=RIGHT([.P14];LEN([.P14])-1)" office:value-type="string" office:string-value="1-7" calcext:value-type="string">
            <text:p>1-7</text:p>
          </table:table-cell>
          <table:table-cell table:style-name="ce7" office:value-type="string" calcext:value-type="string">
            <text:p>H1-7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Flow, 2013, CR 934-7 </text:p>
            <text:p>Original: 280 × 28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7_Gerhard-Richter_CR_934-7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Ecstas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5];1)" office:value-type="string" office:string-value="H" calcext:value-type="string">
            <text:p>H</text:p>
          </table:table-cell>
          <table:table-cell table:style-name="ce7" table:formula="of:=RIGHT([.P15];LEN([.P15])-1)" office:value-type="string" office:string-value="1-8" calcext:value-type="string">
            <text:p>1-8</text:p>
          </table:table-cell>
          <table:table-cell table:style-name="ce7" office:value-type="string" calcext:value-type="string">
            <text:p>H1-8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ying Fig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ée print mounted on aluminium composite panel, framed:</text:p>
            <text:p>Francis Bacon</text:p>
            <text:p>Lying Figure, 1969, CR 69-03</text:p>
            <text:p>Oil on canvas</text:p>
            <text:p>Fondation Beyeler, Riehen/Basel</text:p>
            <text:p>Original: 1980 × 1475 mm</text:p>
            <text:p>Edition: 1100 x 82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2_Francis-Bacon_69-03_Lying-Figure_1969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2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lor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6];1)" office:value-type="string" office:string-value="H" calcext:value-type="string">
            <text:p>H</text:p>
          </table:table-cell>
          <table:table-cell table:style-name="ce7" table:formula="of:=RIGHT([.P16];LEN([.P16])-1)" office:value-type="string" office:string-value="1-9" calcext:value-type="string">
            <text:p>1-9</text:p>
          </table:table-cell>
          <table:table-cell table:style-name="ce7" office:value-type="string" calcext:value-type="string">
            <text:p>H1-9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tudy for Head of Lucian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Study for Head of Lucian Freud, 1967, CR 67-07 355 × 305 mm</text:p>
            <text:p>Oil on canvas</text:p>
            <text:p>Private Collection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3_Francis-Bacon_67-07_Study-for-Head-of-Lucian-Freud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Exaltation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7];1)" office:value-type="string" office:string-value="H" calcext:value-type="string">
            <text:p>H</text:p>
          </table:table-cell>
          <table:table-cell table:style-name="ce7" table:formula="of:=RIGHT([.P17];LEN([.P17])-1)" office:value-type="string" office:string-value="1-10" calcext:value-type="string">
            <text:p>1-10</text:p>
          </table:table-cell>
          <table:table-cell table:style-name="ce7" office:value-type="string" calcext:value-type="string">
            <text:p>H1-10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tudy of a N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Study of a Nude, 1952-1953, CR 53-01</text:p>
            <text:p>610 × 510 mm</text:p>
            <text:p>Oil on canvas</text:p>
            <text:p>Sainsbury Centre for Visual Arts, Norwi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4_Francis-Bacon_53-01_Study-of-a-Nude_1953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Prophec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8];1)" office:value-type="string" office:string-value="H" calcext:value-type="string">
            <text:p>H</text:p>
          </table:table-cell>
          <table:table-cell table:style-name="ce7" table:formula="of:=RIGHT([.P18];LEN([.P18])-1)" office:value-type="string" office:string-value="1-11" calcext:value-type="string">
            <text:p>1-11</text:p>
          </table:table-cell>
          <table:table-cell table:style-name="ce7" office:value-type="string" calcext:value-type="string">
            <text:p>H1-11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Figures in a Landscape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‘Figures in a Landscape’, c. 1956, CR 56-11 </text:p>
            <text:p>1473 × 1321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5_Francis-Bacon_56-11_Figures-in-a-Landscape_195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Seeing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9];1)" office:value-type="string" office:string-value="H" calcext:value-type="string">
            <text:p>H</text:p>
          </table:table-cell>
          <table:table-cell table:style-name="ce7" table:formula="of:=RIGHT([.P19];LEN([.P19])-1)" office:value-type="string" office:string-value="1-12" calcext:value-type="string">
            <text:p>1-12</text:p>
          </table:table-cell>
          <table:table-cell table:style-name="ce7" office:value-type="string" calcext:value-type="string">
            <text:p>H1-12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n Memory of George D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ée print on aluminium composite panel:</text:p>
            <text:p>Francis Bacon</text:p>
            <text:p>In Memory of George Dyer, 1971, CR 71-09</text:p>
            <text:p>Oil and dry transfer lettering on canvas</text:p>
            <text:p>Triptych</text:p>
            <text:p>Original: 1980 × 1475 mm</text:p>
            <text:p>Edition: 1980 × 1475 mm, each numbered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70-0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6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olour Chart</text:p>
          </table:table-cell>
          <table:table-cell table:style-name="ce4" office:value-type="string" calcext:value-type="string">
            <text:p>A giclée print of:, Damien Hirst, Ducolux Farbenkarte und Pastelltöne , 1440 × 1000 mm, Household gloss on canvas, Tripty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20];1)" office:value-type="string" office:string-value="H" calcext:value-type="string">
            <text:p>H</text:p>
          </table:table-cell>
          <table:table-cell table:style-name="ce7" table:formula="of:=RIGHT([.P20];LEN([.P20])-1)" office:value-type="string" office:string-value="2" calcext:value-type="string">
            <text:p>2</text:p>
          </table:table-cell>
          <table:table-cell table:style-name="ce7" office:value-type="string" calcext:value-type="string">
            <text:p>H2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n Memory of George D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ée print on aluminium composite panel:</text:p>
            <text:p>Francis Bacon</text:p>
            <text:p>In Memory of George Dyer, 1971, CR 71-09</text:p>
            <text:p>Oil and dry transfer lettering on canvas</text:p>
            <text:p>Triptych</text:p>
            <text:p>Original: 1980 × 1475 mm</text:p>
            <text:p>Edition: 1100 x 820 mm, each numbered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70-03-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6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olour Chart (Glitter)</text:p>
          </table:table-cell>
          <table:table-cell table:style-name="ce4" office:value-type="string" calcext:value-type="string">
            <text:p>A screenprint of:, Damien Hirst, Ducolux Farbenkarte und Pastelltöne , 1440 × 1000 mm, Household gloss on canvas, Tripty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21];1)" office:value-type="string" office:string-value="H" calcext:value-type="string">
            <text:p>H</text:p>
          </table:table-cell>
          <table:table-cell table:style-name="ce7" table:formula="of:=RIGHT([.P21];LEN([.P21])-1)" office:value-type="string" office:string-value="3" calcext:value-type="string">
            <text:p>3</text:p>
          </table:table-cell>
          <table:table-cell table:style-name="ce7" office:value-type="string" calcext:value-type="string">
            <text:p>H3</text:p>
          </table:table-cell>
          <table:table-cell table:style-name="ce2" office:value-type="string" calcext:value-type="string">
            <text:p>Damien Hirst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Study after Velázquez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Study after Velázquez’, 1950, CR 50-05</text:p>
            <text:p>Oil on canvas</text:p>
            <text:p>Original: 1980 × 1370 mm</text:p>
            <text:p>Edition: 1980 × 137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7_Francis-Bacon_50-05_Study-after-Velazquez_1950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7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Abstraktes Bild</text:p>
          </table:table-cell>
          <table:table-cell table:style-name="ce4" office:value-type="string" calcext:value-type="string">
            <text:p>A facsimile object of:, Gerhard Richter, Abstraktes Bild, 1990, CR 724-4 , 920 × 126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2];1)" office:value-type="string" office:string-value="P" calcext:value-type="string">
            <text:p>P</text:p>
          </table:table-cell>
          <table:table-cell table:style-name="ce7" table:formula="of:=RIGHT([.P22];LEN([.P22])-1)" office:value-type="string" office:string-value="1" calcext:value-type="string">
            <text:p>1</text:p>
          </table:table-cell>
          <table:table-cell table:style-name="ce7" office:value-type="string" calcext:value-type="string">
            <text:p>P1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Study after Velázquez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Study after Velázquez’, 1950, CR 50-05</text:p>
            <text:p>Oil on canvas</text:p>
            <text:p>Original: 1980 × 1370 mm</text:p>
            <text:p>Edition: 1100 × 761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7_Francis-Bacon_50-05_Study-after-Velazquez_1950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7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Haggadah</text:p>
          </table:table-cell>
          <table:table-cell table:style-name="ce4" office:value-type="string" calcext:value-type="string">
            <text:p>A facsimile object of: , Gerhard Richter, Haggadah, 2006, CR 895-10 , 1520 × 152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3];1)" office:value-type="string" office:string-value="P" calcext:value-type="string">
            <text:p>P</text:p>
          </table:table-cell>
          <table:table-cell table:style-name="ce7" table:formula="of:=RIGHT([.P23];LEN([.P23])-1)" office:value-type="string" office:string-value="2" calcext:value-type="string">
            <text:p>2</text:p>
          </table:table-cell>
          <table:table-cell table:style-name="ce7" office:value-type="string" calcext:value-type="string">
            <text:p>P2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Marching Figures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Marching Figures’, c.1952, CR 52-22 </text:p>
            <text:p>Oil on canvas</text:p>
            <text:p>Original: 1980 × 1370 mm</text:p>
            <text:p>Edition: 1981 × 1372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8_Francis-Bacon_52-22_Marching-Figures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8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Blumenstrauß</text:p>
          </table:table-cell>
          <table:table-cell table:style-name="ce4" office:value-type="string" calcext:value-type="string">
            <text:p>A facsimile object of:, Gerhard Richter , Blumenstrauß, 2009, CR 908-1 , 600 × 885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4];1)" office:value-type="string" office:string-value="P" calcext:value-type="string">
            <text:p>P</text:p>
          </table:table-cell>
          <table:table-cell table:style-name="ce7" table:formula="of:=RIGHT([.P24];LEN([.P24])-1)" office:value-type="string" office:string-value="3" calcext:value-type="string">
            <text:p>3</text:p>
          </table:table-cell>
          <table:table-cell table:style-name="ce7" office:value-type="string" calcext:value-type="string">
            <text:p>P3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Marching Figures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Marching Figures’, c.1952, CR 52-22 </text:p>
            <text:p>Oil on canvas</text:p>
            <text:p>Original: 1980 × 1370 mm</text:p>
            <text:p>Edition: 1100 × 761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8_Francis-Bacon_52-22_Marching-Figures_1952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8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, Gerhard Richter , Flow, 2013, CR 934-9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5];1)" office:value-type="string" office:string-value="P" calcext:value-type="string">
            <text:p>P</text:p>
          </table:table-cell>
          <table:table-cell table:style-name="ce7" table:formula="of:=RIGHT([.P25];LEN([.P25])-1)" office:value-type="string" office:string-value="4" calcext:value-type="string">
            <text:p>4</text:p>
          </table:table-cell>
          <table:table-cell table:style-name="ce7" office:value-type="string" calcext:value-type="string">
            <text:p>P4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fr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Ifrit, 2010, CR 915-20 </text:p>
            <text:p>330 × 440 mm 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8_Gerhard-Richter_CR_915-20_Ifrit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, Flow, 2013, CR 934-11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6];1)" office:value-type="string" office:string-value="P" calcext:value-type="string">
            <text:p>P</text:p>
          </table:table-cell>
          <table:table-cell table:style-name="ce7" table:formula="of:=RIGHT([.P26];LEN([.P26])-1)" office:value-type="string" office:string-value="5" calcext:value-type="string">
            <text:p>5</text:p>
          </table:table-cell>
          <table:table-cell table:style-name="ce7" office:value-type="string" calcext:value-type="string">
            <text:p>P5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Flow, 2013, CR 934-13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6_Gerhard-Richter_CR_934-13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, Flow, 2013, CR 934-13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7];1)" office:value-type="string" office:string-value="P" calcext:value-type="string">
            <text:p>P</text:p>
          </table:table-cell>
          <table:table-cell table:style-name="ce7" table:formula="of:=RIGHT([.P27];LEN([.P27])-1)" office:value-type="string" office:string-value="6" calcext:value-type="string">
            <text:p>6</text:p>
          </table:table-cell>
          <table:table-cell table:style-name="ce7" office:value-type="string" calcext:value-type="string">
            <text:p>P6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ake Keit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ée print of:</text:p>
            <text:p>Akseli Gallen-Kallela</text:p>
            <text:p>Lake Keitele, 1905</text:p>
            <text:p>546 × 676 mm</text:p>
            <text:p>Oil on canvas</text:p>
            <text:p>&lt;a href="https://www.nationalgallery.co.uk/products/lake-keitele-limited-edition-print/p_1046206"&gt;Click here&lt;/a&gt; to purchase through National Gallery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ditions</text:p>
          </table:table-cell>
          <table:table-cell table:number-columns-repeated="2"/>
          <table:table-cell office:value-type="string" calcext:value-type="string">
            <text:p>http://henieditions.com/wp-content/uploads/sites/4/2018/04/N-6574_Gallen-Kallela_Lake-Keitele_M3C1_1000x803px@72dpi_8bit_sRGB-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NG1</text:p>
          </table:table-cell>
          <table:table-cell office:value-type="string" calcext:value-type="string">
            <text:p>field_5accc92598d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kseli Gallen-Kallela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 , Flow, 2013, CR 934-7 , 280 × 28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8];1)" office:value-type="string" office:string-value="P" calcext:value-type="string">
            <text:p>P</text:p>
          </table:table-cell>
          <table:table-cell table:style-name="ce7" table:formula="of:=RIGHT([.P28];LEN([.P28])-1)" office:value-type="string" office:string-value="7" calcext:value-type="string">
            <text:p>7</text:p>
          </table:table-cell>
          <table:table-cell table:style-name="ce7" office:value-type="string" calcext:value-type="string">
            <text:p>P7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7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7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Ifrit</text:p>
          </table:table-cell>
          <table:table-cell table:style-name="ce4" office:value-type="string" calcext:value-type="string">
            <text:p>A facsimile object of: , Gerhard Richter, Ifrit, 2010, CR 915-20 , 330 × 44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9];1)" office:value-type="string" office:string-value="P" calcext:value-type="string">
            <text:p>P</text:p>
          </table:table-cell>
          <table:table-cell table:style-name="ce7" table:formula="of:=RIGHT([.P29];LEN([.P29])-1)" office:value-type="string" office:string-value="8" calcext:value-type="string">
            <text:p>8</text:p>
          </table:table-cell>
          <table:table-cell table:style-name="ce7" office:value-type="string" calcext:value-type="string">
            <text:p>P8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lay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Etel Adnan</text:p>
            <text:p>Playground, 1970</text:p>
            <text:p>300 × 367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2-Playground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Bagdad</text:p>
          </table:table-cell>
          <table:table-cell table:style-name="ce4" office:value-type="string" calcext:value-type="string">
            <text:p>A facsimile object of: , Gerhard Richter , Bagdad, 2010, CR 914-1 , 500 × 4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0];1)" office:value-type="string" office:string-value="P" calcext:value-type="string">
            <text:p>P</text:p>
          </table:table-cell>
          <table:table-cell table:style-name="ce7" table:formula="of:=RIGHT([.P30];LEN([.P30])-1)" office:value-type="string" office:string-value="9" calcext:value-type="string">
            <text:p>9</text:p>
          </table:table-cell>
          <table:table-cell table:style-name="ce7" office:value-type="string" calcext:value-type="string">
            <text:p>P9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Etel Adnan</text:p>
            <text:p>Summer, 1970</text:p>
            <text:p>2045 × 2500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3-Summer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Bagdad</text:p>
          </table:table-cell>
          <table:table-cell table:style-name="ce4" office:value-type="string" calcext:value-type="string">
            <text:p>A facsimile object of: , Gerhard Richter , Bagdad, 2010, CR 914-2 , 500 × 4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1];1)" office:value-type="string" office:string-value="P" calcext:value-type="string">
            <text:p>P</text:p>
          </table:table-cell>
          <table:table-cell table:style-name="ce7" table:formula="of:=RIGHT([.P31];LEN([.P31])-1)" office:value-type="string" office:string-value="10" calcext:value-type="string">
            <text:p>10</text:p>
          </table:table-cell>
          <table:table-cell table:style-name="ce7" office:value-type="string" calcext:value-type="string">
            <text:p>P10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lay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Etel Adnan</text:p>
            <text:p>Playground, 1970</text:p>
            <text:p>2045 × 2500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2-Playground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Aladin</text:p>
          </table:table-cell>
          <table:table-cell table:style-name="ce4" office:value-type="string" calcext:value-type="string">
            <text:p>A facsimile object of: , Gerhard Richter , Aladin, 2010, CR 915-8 , 370 × 5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2];1)" office:value-type="string" office:string-value="P" calcext:value-type="string">
            <text:p>P</text:p>
          </table:table-cell>
          <table:table-cell table:style-name="ce7" table:formula="of:=RIGHT([.P32];LEN([.P32])-1)" office:value-type="string" office:string-value="11" calcext:value-type="string">
            <text:p>11</text:p>
          </table:table-cell>
          <table:table-cell table:style-name="ce7" office:value-type="string" calcext:value-type="string">
            <text:p>P11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  <text:p>Edition 1 of 70 to 70 of 70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Annunciation after Titan</text:p>
          </table:table-cell>
          <table:table-cell table:style-name="ce4" office:value-type="string" calcext:value-type="string">
            <text:p>A giclée print of:, Gerhard Richter, Annunciation after Titian, 1973, CR 343-1 , 1250 × 200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3];1)" office:value-type="string" office:string-value="P" calcext:value-type="string">
            <text:p>P</text:p>
          </table:table-cell>
          <table:table-cell table:style-name="ce7" table:formula="of:=RIGHT([.P33];LEN([.P33])-1)" office:value-type="string" office:string-value="12" calcext:value-type="string">
            <text:p>12</text:p>
          </table:table-cell>
          <table:table-cell table:style-name="ce7" office:value-type="string" calcext:value-type="string">
            <text:p>P12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ev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ence</text:p>
          </table:table-cell>
          <table:table-cell table:style-name="ce4" office:value-type="string" calcext:value-type="string">
            <text:p>A giclée print of: , Gerhard Richter , Fence, 2008, CR 907-1 , 355 × 27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4];1)" office:value-type="string" office:string-value="P" calcext:value-type="string">
            <text:p>P</text:p>
          </table:table-cell>
          <table:table-cell table:style-name="ce7" table:formula="of:=RIGHT([.P34];LEN([.P34])-1)" office:value-type="string" office:string-value="13" calcext:value-type="string">
            <text:p>13</text:p>
          </table:table-cell>
          <table:table-cell table:style-name="ce7" office:value-type="string" calcext:value-type="string">
            <text:p>P13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D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2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 , Flow, 2013, CR 933-2 , 1000 × 200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5];1)" office:value-type="string" office:string-value="P" calcext:value-type="string">
            <text:p>P</text:p>
          </table:table-cell>
          <table:table-cell table:style-name="ce7" table:formula="of:=RIGHT([.P35];LEN([.P35])-1)" office:value-type="string" office:string-value="15" calcext:value-type="string">
            <text:p>15</text:p>
          </table:table-cell>
          <table:table-cell table:style-name="ce7" office:value-type="string" calcext:value-type="string">
            <text:p>P15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pernatu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3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, Gerhard Richter, Flow, 2013, CR 933-3, 1000 × 20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6];1)" office:value-type="string" office:string-value="P" calcext:value-type="string">
            <text:p>P</text:p>
          </table:table-cell>
          <table:table-cell table:style-name="ce7" table:formula="of:=RIGHT([.P36];LEN([.P36])-1)" office:value-type="string" office:string-value="16" calcext:value-type="string">
            <text:p>16</text:p>
          </table:table-cell>
          <table:table-cell table:style-name="ce7" office:value-type="string" calcext:value-type="string">
            <text:p>P16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T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4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Tulips</text:p>
          </table:table-cell>
          <table:table-cell table:style-name="ce4" office:value-type="string" calcext:value-type="string">
            <text:p>A giclée print of:, , Gerhard Richter, , Tulpen, 1995, CR 825-2, , 360 × 410 mm, 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7];1)" office:value-type="string" office:string-value="P" calcext:value-type="string">
            <text:p>P</text:p>
          </table:table-cell>
          <table:table-cell table:style-name="ce7" table:formula="of:=RIGHT([.P37];LEN([.P37])-1)" office:value-type="string" office:string-value="17" calcext:value-type="string">
            <text:p>17</text:p>
          </table:table-cell>
          <table:table-cell table:style-name="ce7" office:value-type="string" calcext:value-type="string">
            <text:p>P17</text:p>
          </table:table-cell>
          <table:table-cell table:style-name="ce2" office:value-type="string" calcext:value-type="string">
            <text:p>Gerhard Richter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5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Portrait of George Dyer Riding a Bicycle</text:p>
          </table:table-cell>
          <table:table-cell table:style-name="ce4" office:value-type="string" calcext:value-type="string">
            <text:p>Giclée print mounted on aluminium composite panel, framed:, Francis Bacon, Portrait of George Dyer Riding a Bicycle, 1966, CR 66-15, Oil and sand on canvas, Fondation Beyeler, Riehen/Basel, Original: 1980 × 1475 mm, Edition: 1980 × 1475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38];1)" office:value-type="string" office:string-value="Q" calcext:value-type="string">
            <text:p>Q</text:p>
          </table:table-cell>
          <table:table-cell table:style-name="ce7" table:formula="of:=RIGHT([.P38];LEN([.P38])-1)" office:value-type="string" office:string-value="1A" calcext:value-type="string">
            <text:p>1A</text:p>
          </table:table-cell>
          <table:table-cell table:style-name="ce7" office:value-type="string" calcext:value-type="string">
            <text:p>Q1A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ap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6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6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Portrait of George Dyer Riding a Bicycle</text:p>
          </table:table-cell>
          <table:table-cell table:style-name="ce4" office:value-type="string" calcext:value-type="string">
            <text:p>Giclée print mounted on aluminium composite panel, framed:, Francis Bacon, Portrait of George Dyer Riding a Bicycle, 1966, CR 66-15, Oil and sand on canvas, Fondation Beyeler, Riehen/Basel, Original: 1980 × 1475 mm, Edition: 1100 × 82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39];1)" office:value-type="string" office:string-value="Q" calcext:value-type="string">
            <text:p>Q</text:p>
          </table:table-cell>
          <table:table-cell table:style-name="ce7" table:formula="of:=RIGHT([.P39];LEN([.P39])-1)" office:value-type="string" office:string-value="1B" calcext:value-type="string">
            <text:p>1B</text:p>
          </table:table-cell>
          <table:table-cell table:style-name="ce7" office:value-type="string" calcext:value-type="string">
            <text:p>Q1B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csta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8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8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Lying Figure</text:p>
          </table:table-cell>
          <table:table-cell table:style-name="ce4" office:value-type="string" calcext:value-type="string">
            <text:p>Giclée print mounted on aluminium composite panel, framed:, Francis Bacon, Lying Figure, 1969, CR 69-03, Oil on canvas, Fondation Beyeler, Riehen/Basel, Original: 1980 × 1475 mm, Edition: 1980 × 1475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40];1)" office:value-type="string" office:string-value="Q" calcext:value-type="string">
            <text:p>Q</text:p>
          </table:table-cell>
          <table:table-cell table:style-name="ce7" table:formula="of:=RIGHT([.P40];LEN([.P40])-1)" office:value-type="string" office:string-value="2A" calcext:value-type="string">
            <text:p>2A</text:p>
          </table:table-cell>
          <table:table-cell table:style-name="ce7" office:value-type="string" calcext:value-type="string">
            <text:p>Q2A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Flow, 2013, CR 934-11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5_Gerhard-Richter_CR_934-11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Lying Figure</text:p>
          </table:table-cell>
          <table:table-cell table:style-name="ce4" office:value-type="string" calcext:value-type="string">
            <text:p>Giclée print mounted on aluminium composite panel, framed:, Francis Bacon, Lying Figure, 1969, CR 69-03, Oil on canvas, Fondation Beyeler, Riehen/Basel, Original: 1980 × 1475 mm, Edition: 1100 x 82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41];1)" office:value-type="string" office:string-value="Q" calcext:value-type="string">
            <text:p>Q</text:p>
          </table:table-cell>
          <table:table-cell table:style-name="ce7" table:formula="of:=RIGHT([.P41];LEN([.P41])-1)" office:value-type="string" office:string-value="2B" calcext:value-type="string">
            <text:p>2B</text:p>
          </table:table-cell>
          <table:table-cell table:style-name="ce7" office:value-type="string" calcext:value-type="string">
            <text:p>Q2B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Gl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9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9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Study for Head of Lucian Freud</text:p>
          </table:table-cell>
          <table:table-cell table:style-name="ce4" office:value-type="string" calcext:value-type="string">
            <text:p>A giclée print of:, Francis Bacon, Study for Head of Lucian Freud, 1967, CR 67-07 355 × 305 mm, Oil on canvas, Private Collection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42];1)" office:value-type="string" office:string-value="Q" calcext:value-type="string">
            <text:p>Q</text:p>
          </table:table-cell>
          <table:table-cell table:style-name="ce7" table:formula="of:=RIGHT([.P42];LEN([.P42])-1)" office:value-type="string" office:string-value="3" calcext:value-type="string">
            <text:p>3</text:p>
          </table:table-cell>
          <table:table-cell table:style-name="ce7" office:value-type="string" calcext:value-type="string">
            <text:p>Q3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xal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0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0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Study of a Nude</text:p>
          </table:table-cell>
          <table:table-cell table:style-name="ce4" office:value-type="string" calcext:value-type="string">
            <text:p>A giclée print of:, Francis Bacon, Study of a Nude, 1952-1953, CR 53-01, 610 × 510 mm, Oil on canvas, Sainsbury Centre for Visual Arts, Norwi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3];1)" office:value-type="string" office:string-value="Q" calcext:value-type="string">
            <text:p>Q</text:p>
          </table:table-cell>
          <table:table-cell table:style-name="ce7" table:formula="of:=RIGHT([.P43];LEN([.P43])-1)" office:value-type="string" office:string-value="4" calcext:value-type="string">
            <text:p>4</text:p>
          </table:table-cell>
          <table:table-cell table:style-name="ce7" office:value-type="string" calcext:value-type="string">
            <text:p>Q4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rophe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1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1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‘Figures in a Landscape’</text:p>
          </table:table-cell>
          <table:table-cell table:style-name="ce4" office:value-type="string" calcext:value-type="string">
            <text:p>A giclée print of:, Francis Bacon, ‘Figures in a Landscape’, c. 1956, CR 56-11 , 1473 × 1321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4500" calcext:value-type="float">
            <text:p>£4,500 </text:p>
          </table:table-cell>
          <table:table-cell table:style-name="ce2"/>
          <table:table-cell table:style-name="ce7" table:formula="of:=LEFT([.P44];1)" office:value-type="string" office:string-value="Q" calcext:value-type="string">
            <text:p>Q</text:p>
          </table:table-cell>
          <table:table-cell table:style-name="ce7" table:formula="of:=RIGHT([.P44];LEN([.P44])-1)" office:value-type="string" office:string-value="5" calcext:value-type="string">
            <text:p>5</text:p>
          </table:table-cell>
          <table:table-cell table:style-name="ce7" office:value-type="string" calcext:value-type="string">
            <text:p>Q5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e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2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In Memory of George Dyer</text:p>
          </table:table-cell>
          <table:table-cell table:style-name="ce4" office:value-type="string" calcext:value-type="string">
            <text:p>Diasec-mounted giclée print on aluminium composite panel:, Francis Bacon, In Memory of George Dyer, 1971, CR 71-09, Oil and dry transfer lettering on canvas, Triptych, Original: 1980 × 1475 mm, Edition: 1980 × 1475 mm, each numbered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3500" calcext:value-type="float">
            <text:p>£13,500 </text:p>
          </table:table-cell>
          <table:table-cell table:style-name="ce2"/>
          <table:table-cell table:style-name="ce7" table:formula="of:=LEFT([.P45];1)" office:value-type="string" office:string-value="Q" calcext:value-type="string">
            <text:p>Q</text:p>
          </table:table-cell>
          <table:table-cell table:style-name="ce7" table:formula="of:=RIGHT([.P45];LEN([.P45])-1)" office:value-type="string" office:string-value="6A" calcext:value-type="string">
            <text:p>6A</text:p>
          </table:table-cell>
          <table:table-cell table:style-name="ce7" office:value-type="string" calcext:value-type="string">
            <text:p>Q6A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olour Ch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Damien Hirst</text:p>
            <text:p>Ducolux Farbenkarte und Pastelltöne </text:p>
            <text:p>1440 × 1000 mm</text:p>
            <text:p>Household gloss on canvas</text:p>
            <text:p>Tripty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IR_21408_1000x480px@72dpi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In Memory of George Dyer</text:p>
          </table:table-cell>
          <table:table-cell table:style-name="ce4" office:value-type="string" calcext:value-type="string">
            <text:p>Diasec-mounted giclée print on aluminium composite panel:, Francis Bacon, In Memory of George Dyer, 1971, CR 71-09, Oil and dry transfer lettering on canvas, Triptych, Original: 1980 × 1475 mm, Edition: 1100 x 820 mm, each numbered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6];1)" office:value-type="string" office:string-value="Q" calcext:value-type="string">
            <text:p>Q</text:p>
          </table:table-cell>
          <table:table-cell table:style-name="ce7" table:formula="of:=RIGHT([.P46];LEN([.P46])-1)" office:value-type="string" office:string-value="6B" calcext:value-type="string">
            <text:p>6B</text:p>
          </table:table-cell>
          <table:table-cell table:style-name="ce7" office:value-type="string" calcext:value-type="string">
            <text:p>Q6B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olour Chart (Glitte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screenprint of:</text:p>
            <text:p>Damien Hirst</text:p>
            <text:p>Ducolux Farbenkarte und Pastelltöne </text:p>
            <text:p>1440 × 1000 mm</text:p>
            <text:p>Household gloss on canvas</text:p>
            <text:p>Tripty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3-Colour-Chart_1000x500px@72dpi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‘Study after Velázquez’</text:p>
          </table:table-cell>
          <table:table-cell table:style-name="ce4" office:value-type="string" calcext:value-type="string">
            <text:p>Diasec-mounted giclée print on aluminium composite panel:, Francis Bacon, ‘Study after Velázquez’, 1950, CR 50-05, Oil on canvas, Original: 1980 × 1370 mm, Edition: 1980 × 137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7500" calcext:value-type="float">
            <text:p>£7,500 </text:p>
          </table:table-cell>
          <table:table-cell table:style-name="ce2"/>
          <table:table-cell table:style-name="ce7" table:formula="of:=LEFT([.P47];1)" office:value-type="string" office:string-value="Q" calcext:value-type="string">
            <text:p>Q</text:p>
          </table:table-cell>
          <table:table-cell table:style-name="ce7" table:formula="of:=RIGHT([.P47];LEN([.P47])-1)" office:value-type="string" office:string-value="7A" calcext:value-type="string">
            <text:p>7A</text:p>
          </table:table-cell>
          <table:table-cell table:style-name="ce7" office:value-type="string" calcext:value-type="string">
            <text:p>Q7A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bstraktes Bi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</text:p>
            <text:p>Gerhard Richter</text:p>
            <text:p>Abstraktes Bild, 1990, CR 724-4 </text:p>
            <text:p>920 × 126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1_Gerhard-Richter_CR_724-4_Abstraktes-Bil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‘Study after Velázquez’</text:p>
          </table:table-cell>
          <table:table-cell table:style-name="ce4" office:value-type="string" calcext:value-type="string">
            <text:p>Diasec-mounted giclée print on aluminium composite panel:, Francis Bacon, ‘Study after Velázquez’, 1950, CR 50-05, Oil on canvas, Original: 1980 × 1370 mm, Edition: 1100 × 761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8];1)" office:value-type="string" office:string-value="Q" calcext:value-type="string">
            <text:p>Q</text:p>
          </table:table-cell>
          <table:table-cell table:style-name="ce7" table:formula="of:=RIGHT([.P48];LEN([.P48])-1)" office:value-type="string" office:string-value="7B" calcext:value-type="string">
            <text:p>7B</text:p>
          </table:table-cell>
          <table:table-cell table:style-name="ce7" office:value-type="string" calcext:value-type="string">
            <text:p>Q7B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Haggad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 </text:p>
            <text:p>Gerhard Richter</text:p>
            <text:p>Haggadah, 2006, CR 895-10 </text:p>
            <text:p>1520 × 152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2_Gerhard-Richter_CR-895-10_Haggadah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aggadah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‘Marching Figures’</text:p>
          </table:table-cell>
          <table:table-cell table:style-name="ce4" office:value-type="string" calcext:value-type="string">
            <text:p>Diasec-mounted giclée print on aluminium composite panel:, Francis Bacon, ‘Marching Figures’, c.1952, CR 52-22 , Oil on canvas, Original: 1980 × 1370 mm, Edition: 1981 × 1372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7500" calcext:value-type="float">
            <text:p>£7,500 </text:p>
          </table:table-cell>
          <table:table-cell table:style-name="ce2"/>
          <table:table-cell table:style-name="ce7" table:formula="of:=LEFT([.P49];1)" office:value-type="string" office:string-value="Q" calcext:value-type="string">
            <text:p>Q</text:p>
          </table:table-cell>
          <table:table-cell table:style-name="ce7" table:formula="of:=RIGHT([.P49];LEN([.P49])-1)" office:value-type="string" office:string-value="8A" calcext:value-type="string">
            <text:p>8A</text:p>
          </table:table-cell>
          <table:table-cell table:style-name="ce7" office:value-type="string" calcext:value-type="string">
            <text:p>Q8A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lumenstrauß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</text:p>
            <text:p>Gerhard Richter </text:p>
            <text:p>Blumenstrauß, 2009, CR 908-1 </text:p>
            <text:p>1000 × 100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3_Gerhard-Richter_CR_908-1_Blumenstrauß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‘Marching Figures’</text:p>
          </table:table-cell>
          <table:table-cell table:style-name="ce4" office:value-type="string" calcext:value-type="string">
            <text:p>Diasec-mounted giclée print on aluminium composite panel:, Francis Bacon, ‘Marching Figures’, c.1952, CR 52-22 , Oil on canvas, Original: 1980 × 1370 mm, Edition: 1100 × 761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50];1)" office:value-type="string" office:string-value="Q" calcext:value-type="string">
            <text:p>Q</text:p>
          </table:table-cell>
          <table:table-cell table:style-name="ce7" table:formula="of:=RIGHT([.P50];LEN([.P50])-1)" office:value-type="string" office:string-value="8B" calcext:value-type="string">
            <text:p>8B</text:p>
          </table:table-cell>
          <table:table-cell table:style-name="ce7" office:value-type="string" calcext:value-type="string">
            <text:p>Q8B</text:p>
          </table:table-cell>
          <table:table-cell table:style-name="ce2" office:value-type="string" calcext:value-type="string">
            <text:p>Francis Bacon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</text:p>
            <text:p>Gerhard Richter </text:p>
            <text:p>Flow, 2013, CR 934-9 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4_Gerhard-Richter_CR_934-9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John Minton</text:p>
          </table:table-cell>
          <table:table-cell table:style-name="ce4" office:value-type="string" calcext:value-type="string">
            <text:p>A giclée print of: , Lucian Freud, John Minton, 1952 , 410 × 26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250" calcext:value-type="float">
            <text:p>£1,250 </text:p>
          </table:table-cell>
          <table:table-cell table:style-name="ce2"/>
          <table:table-cell table:style-name="ce7" table:formula="of:=LEFT([.P51];1)" office:value-type="string" office:string-value="R" calcext:value-type="string">
            <text:p>R</text:p>
          </table:table-cell>
          <table:table-cell table:style-name="ce7" table:formula="of:=RIGHT([.P51];LEN([.P51])-1)" office:value-type="string" office:string-value="1" calcext:value-type="string">
            <text:p>1</text:p>
          </table:table-cell>
          <table:table-cell table:style-name="ce7" office:value-type="string" calcext:value-type="string">
            <text:p>R1</text:p>
          </table:table-cell>
          <table:table-cell table:style-name="ce2" office:value-type="string" calcext:value-type="string">
            <text:p>Lucian Freud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John Min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 </text:p>
            <text:p>Lucian Freud</text:p>
            <text:p>John Minton, 1952 </text:p>
            <text:p>410 × 26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R01_Lucian-Freud_John-Minton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field_5accc92598d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ucian Freud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Bust of Annette</text:p>
          </table:table-cell>
          <table:table-cell table:style-name="ce4" office:value-type="string" calcext:value-type="string">
            <text:p>A giclée print of:, Alberto Giacometti, Bust of Annette, 1954, 290 × 22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500" calcext:value-type="float">
            <text:p>£1,500 </text:p>
          </table:table-cell>
          <table:table-cell table:style-name="ce2"/>
          <table:table-cell table:style-name="ce7" table:formula="of:=LEFT([.P52];1)" office:value-type="string" office:string-value="S" calcext:value-type="string">
            <text:p>S</text:p>
          </table:table-cell>
          <table:table-cell table:style-name="ce7" table:formula="of:=RIGHT([.P52];LEN([.P52])-1)" office:value-type="string" office:string-value="1" calcext:value-type="string">
            <text:p>1</text:p>
          </table:table-cell>
          <table:table-cell table:style-name="ce7" office:value-type="string" calcext:value-type="string">
            <text:p>S1</text:p>
          </table:table-cell>
          <table:table-cell table:style-name="ce2" office:value-type="string" calcext:value-type="string">
            <text:p>Alberto Giacometti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ust of Annet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Bust of Annette, 1954</text:p>
            <text:p>290 × 22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1_Alberto-Giacometti_Bust-of-Annette_1954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Grey Figure (Figure Grise)</text:p>
          </table:table-cell>
          <table:table-cell table:style-name="ce4" office:value-type="string" calcext:value-type="string">
            <text:p>A giclée print of:, Alberto Giacometti, Grey Figure (Figure Grise), 1957 , 650 × 54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500" calcext:value-type="float">
            <text:p>£1,500 </text:p>
          </table:table-cell>
          <table:table-cell table:style-name="ce2"/>
          <table:table-cell table:style-name="ce7" table:formula="of:=LEFT([.P53];1)" office:value-type="string" office:string-value="S" calcext:value-type="string">
            <text:p>S</text:p>
          </table:table-cell>
          <table:table-cell table:style-name="ce7" table:formula="of:=RIGHT([.P53];LEN([.P53])-1)" office:value-type="string" office:string-value="2" calcext:value-type="string">
            <text:p>2</text:p>
          </table:table-cell>
          <table:table-cell table:style-name="ce7" office:value-type="string" calcext:value-type="string">
            <text:p>S2</text:p>
          </table:table-cell>
          <table:table-cell table:style-name="ce2" office:value-type="string" calcext:value-type="string">
            <text:p>Alberto Giacometti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aroline</text:p>
          </table:table-cell>
          <table:table-cell table:style-name="ce4" office:value-type="string" calcext:value-type="string">
            <text:p>A giclée print of:, Alberto Giacometti, Caroline, 1961, 1000 × 82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750" calcext:value-type="float">
            <text:p>£1,750 </text:p>
          </table:table-cell>
          <table:table-cell table:style-name="ce2"/>
          <table:table-cell table:style-name="ce7" table:formula="of:=LEFT([.P54];1)" office:value-type="string" office:string-value="S" calcext:value-type="string">
            <text:p>S</text:p>
          </table:table-cell>
          <table:table-cell table:style-name="ce7" table:formula="of:=RIGHT([.P54];LEN([.P54])-1)" office:value-type="string" office:string-value="3" calcext:value-type="string">
            <text:p>3</text:p>
          </table:table-cell>
          <table:table-cell table:style-name="ce7" office:value-type="string" calcext:value-type="string">
            <text:p>S3</text:p>
          </table:table-cell>
          <table:table-cell table:style-name="ce2" office:value-type="string" calcext:value-type="string">
            <text:p>Alberto Giacometti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5];1)" office:value-type="string" office:string-value="G" calcext:value-type="string">
            <text:p>G</text:p>
          </table:table-cell>
          <table:table-cell table:style-name="ce7" table:formula="of:=RIGHT([.P55];LEN([.P55])-1)" office:value-type="string" office:string-value="1-2" calcext:value-type="string">
            <text:p>1-2</text:p>
          </table:table-cell>
          <table:table-cell table:style-name="ce7" office:value-type="string" calcext:value-type="string">
            <text:p>G1-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6];1)" office:value-type="string" office:string-value="G" calcext:value-type="string">
            <text:p>G</text:p>
          </table:table-cell>
          <table:table-cell table:style-name="ce7" table:formula="of:=RIGHT([.P56];LEN([.P56])-1)" office:value-type="string" office:string-value="1-3" calcext:value-type="string">
            <text:p>1-3</text:p>
          </table:table-cell>
          <table:table-cell table:style-name="ce7" office:value-type="string" calcext:value-type="string">
            <text:p>G1-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7];1)" office:value-type="string" office:string-value="G" calcext:value-type="string">
            <text:p>G</text:p>
          </table:table-cell>
          <table:table-cell table:style-name="ce7" table:formula="of:=RIGHT([.P57];LEN([.P57])-1)" office:value-type="string" office:string-value="1-4" calcext:value-type="string">
            <text:p>1-4</text:p>
          </table:table-cell>
          <table:table-cell table:style-name="ce7" office:value-type="string" calcext:value-type="string">
            <text:p>G1-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8];1)" office:value-type="string" office:string-value="G" calcext:value-type="string">
            <text:p>G</text:p>
          </table:table-cell>
          <table:table-cell table:style-name="ce7" table:formula="of:=RIGHT([.P58];LEN([.P58])-1)" office:value-type="string" office:string-value="1-5" calcext:value-type="string">
            <text:p>1-5</text:p>
          </table:table-cell>
          <table:table-cell table:style-name="ce7" office:value-type="string" calcext:value-type="string">
            <text:p>G1-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9];1)" office:value-type="string" office:string-value="G" calcext:value-type="string">
            <text:p>G</text:p>
          </table:table-cell>
          <table:table-cell table:style-name="ce7" table:formula="of:=RIGHT([.P59];LEN([.P59])-1)" office:value-type="string" office:string-value="1-6" calcext:value-type="string">
            <text:p>1-6</text:p>
          </table:table-cell>
          <table:table-cell table:style-name="ce7" office:value-type="string" calcext:value-type="string">
            <text:p>G1-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0];1)" office:value-type="string" office:string-value="G" calcext:value-type="string">
            <text:p>G</text:p>
          </table:table-cell>
          <table:table-cell table:style-name="ce7" table:formula="of:=RIGHT([.P60];LEN([.P60])-1)" office:value-type="string" office:string-value="1-7" calcext:value-type="string">
            <text:p>1-7</text:p>
          </table:table-cell>
          <table:table-cell table:style-name="ce7" office:value-type="string" calcext:value-type="string">
            <text:p>G1-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1];1)" office:value-type="string" office:string-value="G" calcext:value-type="string">
            <text:p>G</text:p>
          </table:table-cell>
          <table:table-cell table:style-name="ce7" table:formula="of:=RIGHT([.P61];LEN([.P61])-1)" office:value-type="string" office:string-value="1-8" calcext:value-type="string">
            <text:p>1-8</text:p>
          </table:table-cell>
          <table:table-cell table:style-name="ce7" office:value-type="string" calcext:value-type="string">
            <text:p>G1-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2];1)" office:value-type="string" office:string-value="G" calcext:value-type="string">
            <text:p>G</text:p>
          </table:table-cell>
          <table:table-cell table:style-name="ce7" table:formula="of:=RIGHT([.P62];LEN([.P62])-1)" office:value-type="string" office:string-value="1-9" calcext:value-type="string">
            <text:p>1-9</text:p>
          </table:table-cell>
          <table:table-cell table:style-name="ce7" office:value-type="string" calcext:value-type="string">
            <text:p>G1-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all POA</text:p>
          </table:table-cell>
          <table:table-cell table:style-name="ce2"/>
          <table:table-cell table:style-name="ce7" table:formula="of:=LEFT([.P63];1)" office:value-type="string" office:string-value="G" calcext:value-type="string">
            <text:p>G</text:p>
          </table:table-cell>
          <table:table-cell table:style-name="ce7" table:formula="of:=RIGHT([.P63];LEN([.P63])-1)" office:value-type="string" office:string-value="1-10" calcext:value-type="string">
            <text:p>1-10</text:p>
          </table:table-cell>
          <table:table-cell table:style-name="ce7" office:value-type="string" calcext:value-type="string">
            <text:p>G1-1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4];1)" office:value-type="string" office:string-value="G" calcext:value-type="string">
            <text:p>G</text:p>
          </table:table-cell>
          <table:table-cell table:style-name="ce7" table:formula="of:=RIGHT([.P64];LEN([.P64])-1)" office:value-type="string" office:string-value="1-11" calcext:value-type="string">
            <text:p>1-11</text:p>
          </table:table-cell>
          <table:table-cell table:style-name="ce7" office:value-type="string" calcext:value-type="string">
            <text:p>G1-1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5];1)" office:value-type="string" office:string-value="G" calcext:value-type="string">
            <text:p>G</text:p>
          </table:table-cell>
          <table:table-cell table:style-name="ce7" table:formula="of:=RIGHT([.P65];LEN([.P65])-1)" office:value-type="string" office:string-value="1-12" calcext:value-type="string">
            <text:p>1-12</text:p>
          </table:table-cell>
          <table:table-cell table:style-name="ce7" office:value-type="string" calcext:value-type="string">
            <text:p>G1-1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6];1)" office:value-type="string" office:string-value="G" calcext:value-type="string">
            <text:p>G</text:p>
          </table:table-cell>
          <table:table-cell table:style-name="ce7" table:formula="of:=RIGHT([.P66];LEN([.P66])-1)" office:value-type="string" office:string-value="1-13" calcext:value-type="string">
            <text:p>1-13</text:p>
          </table:table-cell>
          <table:table-cell table:style-name="ce7" office:value-type="string" calcext:value-type="string">
            <text:p>G1-1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7];1)" office:value-type="string" office:string-value="G" calcext:value-type="string">
            <text:p>G</text:p>
          </table:table-cell>
          <table:table-cell table:style-name="ce7" table:formula="of:=RIGHT([.P67];LEN([.P67])-1)" office:value-type="string" office:string-value="1-14" calcext:value-type="string">
            <text:p>1-14</text:p>
          </table:table-cell>
          <table:table-cell table:style-name="ce7" office:value-type="string" calcext:value-type="string">
            <text:p>G1-1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8];1)" office:value-type="string" office:string-value="G" calcext:value-type="string">
            <text:p>G</text:p>
          </table:table-cell>
          <table:table-cell table:style-name="ce7" table:formula="of:=RIGHT([.P68];LEN([.P68])-1)" office:value-type="string" office:string-value="1-15" calcext:value-type="string">
            <text:p>1-15</text:p>
          </table:table-cell>
          <table:table-cell table:style-name="ce7" office:value-type="string" calcext:value-type="string">
            <text:p>G1-1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9];1)" office:value-type="string" office:string-value="G" calcext:value-type="string">
            <text:p>G</text:p>
          </table:table-cell>
          <table:table-cell table:style-name="ce7" table:formula="of:=RIGHT([.P69];LEN([.P69])-1)" office:value-type="string" office:string-value="1-16" calcext:value-type="string">
            <text:p>1-16</text:p>
          </table:table-cell>
          <table:table-cell table:style-name="ce7" office:value-type="string" calcext:value-type="string">
            <text:p>G1-1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0];1)" office:value-type="string" office:string-value="G" calcext:value-type="string">
            <text:p>G</text:p>
          </table:table-cell>
          <table:table-cell table:style-name="ce7" table:formula="of:=RIGHT([.P70];LEN([.P70])-1)" office:value-type="string" office:string-value="1-17" calcext:value-type="string">
            <text:p>1-17</text:p>
          </table:table-cell>
          <table:table-cell table:style-name="ce7" office:value-type="string" calcext:value-type="string">
            <text:p>G1-1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1];1)" office:value-type="string" office:string-value="G" calcext:value-type="string">
            <text:p>G</text:p>
          </table:table-cell>
          <table:table-cell table:style-name="ce7" table:formula="of:=RIGHT([.P71];LEN([.P71])-1)" office:value-type="string" office:string-value="1-18" calcext:value-type="string">
            <text:p>1-18</text:p>
          </table:table-cell>
          <table:table-cell table:style-name="ce7" office:value-type="string" calcext:value-type="string">
            <text:p>G1-1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2];1)" office:value-type="string" office:string-value="G" calcext:value-type="string">
            <text:p>G</text:p>
          </table:table-cell>
          <table:table-cell table:style-name="ce7" table:formula="of:=RIGHT([.P72];LEN([.P72])-1)" office:value-type="string" office:string-value="1-19" calcext:value-type="string">
            <text:p>1-19</text:p>
          </table:table-cell>
          <table:table-cell table:style-name="ce7" office:value-type="string" calcext:value-type="string">
            <text:p>G1-1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3];1)" office:value-type="string" office:string-value="G" calcext:value-type="string">
            <text:p>G</text:p>
          </table:table-cell>
          <table:table-cell table:style-name="ce7" table:formula="of:=RIGHT([.P73];LEN([.P73])-1)" office:value-type="string" office:string-value="1-20" calcext:value-type="string">
            <text:p>1-20</text:p>
          </table:table-cell>
          <table:table-cell table:style-name="ce7" office:value-type="string" calcext:value-type="string">
            <text:p>G1-2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4];1)" office:value-type="string" office:string-value="G" calcext:value-type="string">
            <text:p>G</text:p>
          </table:table-cell>
          <table:table-cell table:style-name="ce7" table:formula="of:=RIGHT([.P74];LEN([.P74])-1)" office:value-type="string" office:string-value="1-21" calcext:value-type="string">
            <text:p>1-21</text:p>
          </table:table-cell>
          <table:table-cell table:style-name="ce7" office:value-type="string" calcext:value-type="string">
            <text:p>G1-2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5];1)" office:value-type="string" office:string-value="G" calcext:value-type="string">
            <text:p>G</text:p>
          </table:table-cell>
          <table:table-cell table:style-name="ce7" table:formula="of:=RIGHT([.P75];LEN([.P75])-1)" office:value-type="string" office:string-value="1-22" calcext:value-type="string">
            <text:p>1-22</text:p>
          </table:table-cell>
          <table:table-cell table:style-name="ce7" office:value-type="string" calcext:value-type="string">
            <text:p>G1-2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6];1)" office:value-type="string" office:string-value="G" calcext:value-type="string">
            <text:p>G</text:p>
          </table:table-cell>
          <table:table-cell table:style-name="ce7" table:formula="of:=RIGHT([.P76];LEN([.P76])-1)" office:value-type="string" office:string-value="1-23" calcext:value-type="string">
            <text:p>1-23</text:p>
          </table:table-cell>
          <table:table-cell table:style-name="ce7" office:value-type="string" calcext:value-type="string">
            <text:p>G1-2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7];1)" office:value-type="string" office:string-value="G" calcext:value-type="string">
            <text:p>G</text:p>
          </table:table-cell>
          <table:table-cell table:style-name="ce7" table:formula="of:=RIGHT([.P77];LEN([.P77])-1)" office:value-type="string" office:string-value="1-24" calcext:value-type="string">
            <text:p>1-24</text:p>
          </table:table-cell>
          <table:table-cell table:style-name="ce7" office:value-type="string" calcext:value-type="string">
            <text:p>G1-2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Grey Figure (Figure Gris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Grey Figure (Figure Grise), 1957 </text:p>
            <text:p>650 × 54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2_Alberto-Giacometti_Figure-Grise_1957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8];1)" office:value-type="string" office:string-value="G" calcext:value-type="string">
            <text:p>G</text:p>
          </table:table-cell>
          <table:table-cell table:style-name="ce7" table:formula="of:=RIGHT([.P78];LEN([.P78])-1)" office:value-type="string" office:string-value="1-25" calcext:value-type="string">
            <text:p>1-25</text:p>
          </table:table-cell>
          <table:table-cell table:style-name="ce7" office:value-type="string" calcext:value-type="string">
            <text:p>G1-2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9];1)" office:value-type="string" office:string-value="G" calcext:value-type="string">
            <text:p>G</text:p>
          </table:table-cell>
          <table:table-cell table:style-name="ce7" table:formula="of:=RIGHT([.P79];LEN([.P79])-1)" office:value-type="string" office:string-value="1-26" calcext:value-type="string">
            <text:p>1-26</text:p>
          </table:table-cell>
          <table:table-cell table:style-name="ce7" office:value-type="string" calcext:value-type="string">
            <text:p>G1-2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Caroline, 1961</text:p>
            <text:p>1000 × 82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3_Alberto-Giacometti_Caroline_1961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0];1)" office:value-type="string" office:string-value="G" calcext:value-type="string">
            <text:p>G</text:p>
          </table:table-cell>
          <table:table-cell table:style-name="ce7" table:formula="of:=RIGHT([.P80];LEN([.P80])-1)" office:value-type="string" office:string-value="1-27" calcext:value-type="string">
            <text:p>1-27</text:p>
          </table:table-cell>
          <table:table-cell table:style-name="ce7" office:value-type="string" calcext:value-type="string">
            <text:p>G1-2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1];1)" office:value-type="string" office:string-value="G" calcext:value-type="string">
            <text:p>G</text:p>
          </table:table-cell>
          <table:table-cell table:style-name="ce7" table:formula="of:=RIGHT([.P81];LEN([.P81])-1)" office:value-type="string" office:string-value="1-28" calcext:value-type="string">
            <text:p>1-28</text:p>
          </table:table-cell>
          <table:table-cell table:style-name="ce7" office:value-type="string" calcext:value-type="string">
            <text:p>G1-2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2];1)" office:value-type="string" office:string-value="G" calcext:value-type="string">
            <text:p>G</text:p>
          </table:table-cell>
          <table:table-cell table:style-name="ce7" table:formula="of:=RIGHT([.P82];LEN([.P82])-1)" office:value-type="string" office:string-value="1-29" calcext:value-type="string">
            <text:p>1-29</text:p>
          </table:table-cell>
          <table:table-cell table:style-name="ce7" office:value-type="string" calcext:value-type="string">
            <text:p>G1-2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3];1)" office:value-type="string" office:string-value="G" calcext:value-type="string">
            <text:p>G</text:p>
          </table:table-cell>
          <table:table-cell table:style-name="ce7" table:formula="of:=RIGHT([.P83];LEN([.P83])-1)" office:value-type="string" office:string-value="1-30" calcext:value-type="string">
            <text:p>1-30</text:p>
          </table:table-cell>
          <table:table-cell table:style-name="ce7" office:value-type="string" calcext:value-type="string">
            <text:p>G1-3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4];1)" office:value-type="string" office:string-value="G" calcext:value-type="string">
            <text:p>G</text:p>
          </table:table-cell>
          <table:table-cell table:style-name="ce7" table:formula="of:=RIGHT([.P84];LEN([.P84])-1)" office:value-type="string" office:string-value="1-31" calcext:value-type="string">
            <text:p>1-31</text:p>
          </table:table-cell>
          <table:table-cell table:style-name="ce7" office:value-type="string" calcext:value-type="string">
            <text:p>G1-3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5];1)" office:value-type="string" office:string-value="G" calcext:value-type="string">
            <text:p>G</text:p>
          </table:table-cell>
          <table:table-cell table:style-name="ce7" table:formula="of:=RIGHT([.P85];LEN([.P85])-1)" office:value-type="string" office:string-value="1-32" calcext:value-type="string">
            <text:p>1-32</text:p>
          </table:table-cell>
          <table:table-cell table:style-name="ce7" office:value-type="string" calcext:value-type="string">
            <text:p>G1-3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6];1)" office:value-type="string" office:string-value="G" calcext:value-type="string">
            <text:p>G</text:p>
          </table:table-cell>
          <table:table-cell table:style-name="ce7" table:formula="of:=RIGHT([.P86];LEN([.P86])-1)" office:value-type="string" office:string-value="1-33" calcext:value-type="string">
            <text:p>1-33</text:p>
          </table:table-cell>
          <table:table-cell table:style-name="ce7" office:value-type="string" calcext:value-type="string">
            <text:p>G1-3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7];1)" office:value-type="string" office:string-value="G" calcext:value-type="string">
            <text:p>G</text:p>
          </table:table-cell>
          <table:table-cell table:style-name="ce7" table:formula="of:=RIGHT([.P87];LEN([.P87])-1)" office:value-type="string" office:string-value="1-34" calcext:value-type="string">
            <text:p>1-34</text:p>
          </table:table-cell>
          <table:table-cell table:style-name="ce7" office:value-type="string" calcext:value-type="string">
            <text:p>G1-3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8];1)" office:value-type="string" office:string-value="G" calcext:value-type="string">
            <text:p>G</text:p>
          </table:table-cell>
          <table:table-cell table:style-name="ce7" table:formula="of:=RIGHT([.P88];LEN([.P88])-1)" office:value-type="string" office:string-value="1-35" calcext:value-type="string">
            <text:p>1-35</text:p>
          </table:table-cell>
          <table:table-cell table:style-name="ce7" office:value-type="string" calcext:value-type="string">
            <text:p>G1-3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9];1)" office:value-type="string" office:string-value="G" calcext:value-type="string">
            <text:p>G</text:p>
          </table:table-cell>
          <table:table-cell table:style-name="ce7" table:formula="of:=RIGHT([.P89];LEN([.P89])-1)" office:value-type="string" office:string-value="1-36" calcext:value-type="string">
            <text:p>1-36</text:p>
          </table:table-cell>
          <table:table-cell table:style-name="ce7" office:value-type="string" calcext:value-type="string">
            <text:p>G1-3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0];1)" office:value-type="string" office:string-value="G" calcext:value-type="string">
            <text:p>G</text:p>
          </table:table-cell>
          <table:table-cell table:style-name="ce7" table:formula="of:=RIGHT([.P90];LEN([.P90])-1)" office:value-type="string" office:string-value="1-37" calcext:value-type="string">
            <text:p>1-37</text:p>
          </table:table-cell>
          <table:table-cell table:style-name="ce7" office:value-type="string" calcext:value-type="string">
            <text:p>G1-3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1];1)" office:value-type="string" office:string-value="G" calcext:value-type="string">
            <text:p>G</text:p>
          </table:table-cell>
          <table:table-cell table:style-name="ce7" table:formula="of:=RIGHT([.P91];LEN([.P91])-1)" office:value-type="string" office:string-value="1-38" calcext:value-type="string">
            <text:p>1-38</text:p>
          </table:table-cell>
          <table:table-cell table:style-name="ce7" office:value-type="string" calcext:value-type="string">
            <text:p>G1-3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2];1)" office:value-type="string" office:string-value="G" calcext:value-type="string">
            <text:p>G</text:p>
          </table:table-cell>
          <table:table-cell table:style-name="ce7" table:formula="of:=RIGHT([.P92];LEN([.P92])-1)" office:value-type="string" office:string-value="1-39" calcext:value-type="string">
            <text:p>1-39</text:p>
          </table:table-cell>
          <table:table-cell table:style-name="ce7" office:value-type="string" calcext:value-type="string">
            <text:p>G1-3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3];1)" office:value-type="string" office:string-value="G" calcext:value-type="string">
            <text:p>G</text:p>
          </table:table-cell>
          <table:table-cell table:style-name="ce7" table:formula="of:=RIGHT([.P93];LEN([.P93])-1)" office:value-type="string" office:string-value="1-40" calcext:value-type="string">
            <text:p>1-40</text:p>
          </table:table-cell>
          <table:table-cell table:style-name="ce7" office:value-type="string" calcext:value-type="string">
            <text:p>G1-4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4];1)" office:value-type="string" office:string-value="G" calcext:value-type="string">
            <text:p>G</text:p>
          </table:table-cell>
          <table:table-cell table:style-name="ce7" table:formula="of:=RIGHT([.P94];LEN([.P94])-1)" office:value-type="string" office:string-value="1-41" calcext:value-type="string">
            <text:p>1-41</text:p>
          </table:table-cell>
          <table:table-cell table:style-name="ce7" office:value-type="string" calcext:value-type="string">
            <text:p>G1-4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5];1)" office:value-type="string" office:string-value="G" calcext:value-type="string">
            <text:p>G</text:p>
          </table:table-cell>
          <table:table-cell table:style-name="ce7" table:formula="of:=RIGHT([.P95];LEN([.P95])-1)" office:value-type="string" office:string-value="1-42" calcext:value-type="string">
            <text:p>1-42</text:p>
          </table:table-cell>
          <table:table-cell table:style-name="ce7" office:value-type="string" calcext:value-type="string">
            <text:p>G1-4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6];1)" office:value-type="string" office:string-value="G" calcext:value-type="string">
            <text:p>G</text:p>
          </table:table-cell>
          <table:table-cell table:style-name="ce7" table:formula="of:=RIGHT([.P96];LEN([.P96])-1)" office:value-type="string" office:string-value="1-43" calcext:value-type="string">
            <text:p>1-43</text:p>
          </table:table-cell>
          <table:table-cell table:style-name="ce7" office:value-type="string" calcext:value-type="string">
            <text:p>G1-4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7];1)" office:value-type="string" office:string-value="G" calcext:value-type="string">
            <text:p>G</text:p>
          </table:table-cell>
          <table:table-cell table:style-name="ce7" table:formula="of:=RIGHT([.P97];LEN([.P97])-1)" office:value-type="string" office:string-value="1-44" calcext:value-type="string">
            <text:p>1-44</text:p>
          </table:table-cell>
          <table:table-cell table:style-name="ce7" office:value-type="string" calcext:value-type="string">
            <text:p>G1-4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8];1)" office:value-type="string" office:string-value="G" calcext:value-type="string">
            <text:p>G</text:p>
          </table:table-cell>
          <table:table-cell table:style-name="ce7" table:formula="of:=RIGHT([.P98];LEN([.P98])-1)" office:value-type="string" office:string-value="1-45" calcext:value-type="string">
            <text:p>1-45</text:p>
          </table:table-cell>
          <table:table-cell table:style-name="ce7" office:value-type="string" calcext:value-type="string">
            <text:p>G1-4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9];1)" office:value-type="string" office:string-value="G" calcext:value-type="string">
            <text:p>G</text:p>
          </table:table-cell>
          <table:table-cell table:style-name="ce7" table:formula="of:=RIGHT([.P99];LEN([.P99])-1)" office:value-type="string" office:string-value="1-46" calcext:value-type="string">
            <text:p>1-46</text:p>
          </table:table-cell>
          <table:table-cell table:style-name="ce7" office:value-type="string" calcext:value-type="string">
            <text:p>G1-4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0];1)" office:value-type="string" office:string-value="G" calcext:value-type="string">
            <text:p>G</text:p>
          </table:table-cell>
          <table:table-cell table:style-name="ce7" table:formula="of:=RIGHT([.P100];LEN([.P100])-1)" office:value-type="string" office:string-value="1-47" calcext:value-type="string">
            <text:p>1-47</text:p>
          </table:table-cell>
          <table:table-cell table:style-name="ce7" office:value-type="string" calcext:value-type="string">
            <text:p>G1-4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1];1)" office:value-type="string" office:string-value="G" calcext:value-type="string">
            <text:p>G</text:p>
          </table:table-cell>
          <table:table-cell table:style-name="ce7" table:formula="of:=RIGHT([.P101];LEN([.P101])-1)" office:value-type="string" office:string-value="1-48" calcext:value-type="string">
            <text:p>1-48</text:p>
          </table:table-cell>
          <table:table-cell table:style-name="ce7" office:value-type="string" calcext:value-type="string">
            <text:p>G1-4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2];1)" office:value-type="string" office:string-value="G" calcext:value-type="string">
            <text:p>G</text:p>
          </table:table-cell>
          <table:table-cell table:style-name="ce7" table:formula="of:=RIGHT([.P102];LEN([.P102])-1)" office:value-type="string" office:string-value="1-49" calcext:value-type="string">
            <text:p>1-49</text:p>
          </table:table-cell>
          <table:table-cell table:style-name="ce7" office:value-type="string" calcext:value-type="string">
            <text:p>G1-4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3];1)" office:value-type="string" office:string-value="G" calcext:value-type="string">
            <text:p>G</text:p>
          </table:table-cell>
          <table:table-cell table:style-name="ce7" table:formula="of:=RIGHT([.P103];LEN([.P103])-1)" office:value-type="string" office:string-value="1-50" calcext:value-type="string">
            <text:p>1-50</text:p>
          </table:table-cell>
          <table:table-cell table:style-name="ce7" office:value-type="string" calcext:value-type="string">
            <text:p>G1-5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iyad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Riyadh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5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4];1)" office:value-type="string" office:string-value="G" calcext:value-type="string">
            <text:p>G</text:p>
          </table:table-cell>
          <table:table-cell table:style-name="ce7" table:formula="of:=RIGHT([.P104];LEN([.P104])-1)" office:value-type="string" office:string-value="1-51" calcext:value-type="string">
            <text:p>1-51</text:p>
          </table:table-cell>
          <table:table-cell table:style-name="ce7" office:value-type="string" calcext:value-type="string">
            <text:p>G1-5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5];1)" office:value-type="string" office:string-value="G" calcext:value-type="string">
            <text:p>G</text:p>
          </table:table-cell>
          <table:table-cell table:style-name="ce7" table:formula="of:=RIGHT([.P105];LEN([.P105])-1)" office:value-type="string" office:string-value="1-52" calcext:value-type="string">
            <text:p>1-52</text:p>
          </table:table-cell>
          <table:table-cell table:style-name="ce7" office:value-type="string" calcext:value-type="string">
            <text:p>G1-5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7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7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6];1)" office:value-type="string" office:string-value="G" calcext:value-type="string">
            <text:p>G</text:p>
          </table:table-cell>
          <table:table-cell table:style-name="ce7" table:formula="of:=RIGHT([.P106];LEN([.P106])-1)" office:value-type="string" office:string-value="1-53" calcext:value-type="string">
            <text:p>1-53</text:p>
          </table:table-cell>
          <table:table-cell table:style-name="ce7" office:value-type="string" calcext:value-type="string">
            <text:p>G1-5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eville</text:p>
            <text:p>2016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7];1)" office:value-type="string" office:string-value="G" calcext:value-type="string">
            <text:p>G</text:p>
          </table:table-cell>
          <table:table-cell table:style-name="ce7" table:formula="of:=RIGHT([.P107];LEN([.P107])-1)" office:value-type="string" office:string-value="1-54" calcext:value-type="string">
            <text:p>1-54</text:p>
          </table:table-cell>
          <table:table-cell table:style-name="ce7" office:value-type="string" calcext:value-type="string">
            <text:p>G1-5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Miami</text:p>
            <text:p>2016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2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8];1)" office:value-type="string" office:string-value="G" calcext:value-type="string">
            <text:p>G</text:p>
          </table:table-cell>
          <table:table-cell table:style-name="ce7" table:formula="of:=RIGHT([.P108];LEN([.P108])-1)" office:value-type="string" office:string-value="1-55" calcext:value-type="string">
            <text:p>1-55</text:p>
          </table:table-cell>
          <table:table-cell table:style-name="ce7" office:value-type="string" calcext:value-type="string">
            <text:p>G1-5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hiang M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Chiang Mai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9];1)" office:value-type="string" office:string-value="G" calcext:value-type="string">
            <text:p>G</text:p>
          </table:table-cell>
          <table:table-cell table:style-name="ce7" table:formula="of:=RIGHT([.P109];LEN([.P109])-1)" office:value-type="string" office:string-value="1-56" calcext:value-type="string">
            <text:p>1-56</text:p>
          </table:table-cell>
          <table:table-cell table:style-name="ce7" office:value-type="string" calcext:value-type="string">
            <text:p>G1-5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incoln’s I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incoln’s Inn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4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0];1)" office:value-type="string" office:string-value="G" calcext:value-type="string">
            <text:p>G</text:p>
          </table:table-cell>
          <table:table-cell table:style-name="ce7" table:formula="of:=RIGHT([.P110];LEN([.P110])-1)" office:value-type="string" office:string-value="1-57" calcext:value-type="string">
            <text:p>1-57</text:p>
          </table:table-cell>
          <table:table-cell table:style-name="ce7" office:value-type="string" calcext:value-type="string">
            <text:p>G1-5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Katoom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Katoomba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6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1];1)" office:value-type="string" office:string-value="G" calcext:value-type="string">
            <text:p>G</text:p>
          </table:table-cell>
          <table:table-cell table:style-name="ce7" table:formula="of:=RIGHT([.P111];LEN([.P111])-1)" office:value-type="string" office:string-value="1-58" calcext:value-type="string">
            <text:p>1-58</text:p>
          </table:table-cell>
          <table:table-cell table:style-name="ce7" office:value-type="string" calcext:value-type="string">
            <text:p>G1-5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2];1)" office:value-type="string" office:string-value="G" calcext:value-type="string">
            <text:p>G</text:p>
          </table:table-cell>
          <table:table-cell table:style-name="ce7" table:formula="of:=RIGHT([.P112];LEN([.P112])-1)" office:value-type="string" office:string-value="1-59" calcext:value-type="string">
            <text:p>1-59</text:p>
          </table:table-cell>
          <table:table-cell table:style-name="ce7" office:value-type="string" calcext:value-type="string">
            <text:p>G1-5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anc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ancaster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7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3];1)" office:value-type="string" office:string-value="G" calcext:value-type="string">
            <text:p>G</text:p>
          </table:table-cell>
          <table:table-cell table:style-name="ce7" table:formula="of:=RIGHT([.P113];LEN([.P113])-1)" office:value-type="string" office:string-value="1-60" calcext:value-type="string">
            <text:p>1-60</text:p>
          </table:table-cell>
          <table:table-cell table:style-name="ce7" office:value-type="string" calcext:value-type="string">
            <text:p>G1-6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sc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Ascot</text:p>
            <text:p>2017</text:p>
            <text:p>Stained glass in wooden frame</text:p>
            <text:p>204 x 252 cm</text:p>
            <text:p/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8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4];1)" office:value-type="string" office:string-value="G" calcext:value-type="string">
            <text:p>G</text:p>
          </table:table-cell>
          <table:table-cell table:style-name="ce7" table:formula="of:=RIGHT([.P114];LEN([.P114])-1)" office:value-type="string" office:string-value="1-61" calcext:value-type="string">
            <text:p>1-61</text:p>
          </table:table-cell>
          <table:table-cell table:style-name="ce7" office:value-type="string" calcext:value-type="string">
            <text:p>G1-6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Wall Stre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Wall Street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9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5];1)" office:value-type="string" office:string-value="G" calcext:value-type="string">
            <text:p>G</text:p>
          </table:table-cell>
          <table:table-cell table:style-name="ce7" table:formula="of:=RIGHT([.P115];LEN([.P115])-1)" office:value-type="string" office:string-value="1-62" calcext:value-type="string">
            <text:p>1-62</text:p>
          </table:table-cell>
          <table:table-cell table:style-name="ce7" office:value-type="string" calcext:value-type="string">
            <text:p>G1-6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Fez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0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6];1)" office:value-type="string" office:string-value="G" calcext:value-type="string">
            <text:p>G</text:p>
          </table:table-cell>
          <table:table-cell table:style-name="ce7" table:formula="of:=RIGHT([.P116];LEN([.P116])-1)" office:value-type="string" office:string-value="1-63" calcext:value-type="string">
            <text:p>1-63</text:p>
          </table:table-cell>
          <table:table-cell table:style-name="ce7" office:value-type="string" calcext:value-type="string">
            <text:p>G1-6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eipz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eipzig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7];1)" office:value-type="string" office:string-value="G" calcext:value-type="string">
            <text:p>G</text:p>
          </table:table-cell>
          <table:table-cell table:style-name="ce7" table:formula="of:=RIGHT([.P117];LEN([.P117])-1)" office:value-type="string" office:string-value="1-64" calcext:value-type="string">
            <text:p>1-64</text:p>
          </table:table-cell>
          <table:table-cell table:style-name="ce7" office:value-type="string" calcext:value-type="string">
            <text:p>G1-6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Hamburg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2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8];1)" office:value-type="string" office:string-value="G" calcext:value-type="string">
            <text:p>G</text:p>
          </table:table-cell>
          <table:table-cell table:style-name="ce7" table:formula="of:=RIGHT([.P118];LEN([.P118])-1)" office:value-type="string" office:string-value="1-65" calcext:value-type="string">
            <text:p>1-65</text:p>
          </table:table-cell>
          <table:table-cell table:style-name="ce7" office:value-type="string" calcext:value-type="string">
            <text:p>G1-6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9];1)" office:value-type="string" office:string-value="G" calcext:value-type="string">
            <text:p>G</text:p>
          </table:table-cell>
          <table:table-cell table:style-name="ce7" table:formula="of:=RIGHT([.P119];LEN([.P119])-1)" office:value-type="string" office:string-value="1-66" calcext:value-type="string">
            <text:p>1-66</text:p>
          </table:table-cell>
          <table:table-cell table:style-name="ce7" office:value-type="string" calcext:value-type="string">
            <text:p>G1-6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0];1)" office:value-type="string" office:string-value="G" calcext:value-type="string">
            <text:p>G</text:p>
          </table:table-cell>
          <table:table-cell table:style-name="ce7" table:formula="of:=RIGHT([.P120];LEN([.P120])-1)" office:value-type="string" office:string-value="1-67" calcext:value-type="string">
            <text:p>1-67</text:p>
          </table:table-cell>
          <table:table-cell table:style-name="ce7" office:value-type="string" calcext:value-type="string">
            <text:p>G1-6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1];1)" office:value-type="string" office:string-value="G" calcext:value-type="string">
            <text:p>G</text:p>
          </table:table-cell>
          <table:table-cell table:style-name="ce7" table:formula="of:=RIGHT([.P121];LEN([.P121])-1)" office:value-type="string" office:string-value="1-68" calcext:value-type="string">
            <text:p>1-68</text:p>
          </table:table-cell>
          <table:table-cell table:style-name="ce7" office:value-type="string" calcext:value-type="string">
            <text:p>G1-6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2];1)" office:value-type="string" office:string-value="G" calcext:value-type="string">
            <text:p>G</text:p>
          </table:table-cell>
          <table:table-cell table:style-name="ce7" table:formula="of:=RIGHT([.P122];LEN([.P122])-1)" office:value-type="string" office:string-value="1-69" calcext:value-type="string">
            <text:p>1-69</text:p>
          </table:table-cell>
          <table:table-cell table:style-name="ce7" office:value-type="string" calcext:value-type="string">
            <text:p>G1-6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3];1)" office:value-type="string" office:string-value="G" calcext:value-type="string">
            <text:p>G</text:p>
          </table:table-cell>
          <table:table-cell table:style-name="ce7" table:formula="of:=RIGHT([.P123];LEN([.P123])-1)" office:value-type="string" office:string-value="1-70" calcext:value-type="string">
            <text:p>1-70</text:p>
          </table:table-cell>
          <table:table-cell table:style-name="ce7" office:value-type="string" calcext:value-type="string">
            <text:p>G1-7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Seville</text:p>
          </table:table-cell>
          <table:table-cell table:style-name="ce4" office:value-type="string" calcext:value-type="string">
            <text:p>Brian Clarke, Seville, 2016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4];1)" office:value-type="string" office:string-value="G" calcext:value-type="string">
            <text:p>G</text:p>
          </table:table-cell>
          <table:table-cell table:style-name="ce7" table:formula="of:=RIGHT([.P124];LEN([.P124])-1)" office:value-type="string" office:string-value="2-1" calcext:value-type="string">
            <text:p>2-1</text:p>
          </table:table-cell>
          <table:table-cell table:style-name="ce7" office:value-type="string" calcext:value-type="string">
            <text:p>G2-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Miami</text:p>
          </table:table-cell>
          <table:table-cell table:style-name="ce4" office:value-type="string" calcext:value-type="string">
            <text:p>Brian Clarke, Miami, 2016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5];1)" office:value-type="string" office:string-value="G" calcext:value-type="string">
            <text:p>G</text:p>
          </table:table-cell>
          <table:table-cell table:style-name="ce7" table:formula="of:=RIGHT([.P125];LEN([.P125])-1)" office:value-type="string" office:string-value="2-2" calcext:value-type="string">
            <text:p>2-2</text:p>
          </table:table-cell>
          <table:table-cell table:style-name="ce7" office:value-type="string" calcext:value-type="string">
            <text:p>G2-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Chiang Mai</text:p>
          </table:table-cell>
          <table:table-cell table:style-name="ce4" office:value-type="string" calcext:value-type="string">
            <text:p>Brian Clarke, Chiang Mai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6];1)" office:value-type="string" office:string-value="G" calcext:value-type="string">
            <text:p>G</text:p>
          </table:table-cell>
          <table:table-cell table:style-name="ce7" table:formula="of:=RIGHT([.P126];LEN([.P126])-1)" office:value-type="string" office:string-value="2-3" calcext:value-type="string">
            <text:p>2-3</text:p>
          </table:table-cell>
          <table:table-cell table:style-name="ce7" office:value-type="string" calcext:value-type="string">
            <text:p>G2-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Lincoln’s Inn</text:p>
          </table:table-cell>
          <table:table-cell table:style-name="ce4" office:value-type="string" calcext:value-type="string">
            <text:p>Brian Clarke, Lincoln’s Inn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7];1)" office:value-type="string" office:string-value="G" calcext:value-type="string">
            <text:p>G</text:p>
          </table:table-cell>
          <table:table-cell table:style-name="ce7" table:formula="of:=RIGHT([.P127];LEN([.P127])-1)" office:value-type="string" office:string-value="2-4" calcext:value-type="string">
            <text:p>2-4</text:p>
          </table:table-cell>
          <table:table-cell table:style-name="ce7" office:value-type="string" calcext:value-type="string">
            <text:p>G2-4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Riyadh</text:p>
          </table:table-cell>
          <table:table-cell table:style-name="ce4" office:value-type="string" calcext:value-type="string">
            <text:p>Brian Clarke, Riyadh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8];1)" office:value-type="string" office:string-value="G" calcext:value-type="string">
            <text:p>G</text:p>
          </table:table-cell>
          <table:table-cell table:style-name="ce7" table:formula="of:=RIGHT([.P128];LEN([.P128])-1)" office:value-type="string" office:string-value="2-5" calcext:value-type="string">
            <text:p>2-5</text:p>
          </table:table-cell>
          <table:table-cell table:style-name="ce7" office:value-type="string" calcext:value-type="string">
            <text:p>G2-5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Katoomba</text:p>
          </table:table-cell>
          <table:table-cell table:style-name="ce4" office:value-type="string" calcext:value-type="string">
            <text:p>Brian Clarke, Katoomba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9];1)" office:value-type="string" office:string-value="G" calcext:value-type="string">
            <text:p>G</text:p>
          </table:table-cell>
          <table:table-cell table:style-name="ce7" table:formula="of:=RIGHT([.P129];LEN([.P129])-1)" office:value-type="string" office:string-value="2-6" calcext:value-type="string">
            <text:p>2-6</text:p>
          </table:table-cell>
          <table:table-cell table:style-name="ce7" office:value-type="string" calcext:value-type="string">
            <text:p>G2-6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Lancaster</text:p>
          </table:table-cell>
          <table:table-cell table:style-name="ce4" office:value-type="string" calcext:value-type="string">
            <text:p>Brian Clarke, Lancaster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0];1)" office:value-type="string" office:string-value="G" calcext:value-type="string">
            <text:p>G</text:p>
          </table:table-cell>
          <table:table-cell table:style-name="ce7" table:formula="of:=RIGHT([.P130];LEN([.P130])-1)" office:value-type="string" office:string-value="2-7" calcext:value-type="string">
            <text:p>2-7</text:p>
          </table:table-cell>
          <table:table-cell table:style-name="ce7" office:value-type="string" calcext:value-type="string">
            <text:p>G2-7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Ascot</text:p>
          </table:table-cell>
          <table:table-cell table:style-name="ce4" office:value-type="string" calcext:value-type="string">
            <text:p>Brian Clarke, Ascot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1];1)" office:value-type="string" office:string-value="G" calcext:value-type="string">
            <text:p>G</text:p>
          </table:table-cell>
          <table:table-cell table:style-name="ce7" table:formula="of:=RIGHT([.P131];LEN([.P131])-1)" office:value-type="string" office:string-value="2-8" calcext:value-type="string">
            <text:p>2-8</text:p>
          </table:table-cell>
          <table:table-cell table:style-name="ce7" office:value-type="string" calcext:value-type="string">
            <text:p>G2-8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Wall Street</text:p>
          </table:table-cell>
          <table:table-cell table:style-name="ce4" office:value-type="string" calcext:value-type="string">
            <text:p>Brian Clarke, Wall Street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2];1)" office:value-type="string" office:string-value="G" calcext:value-type="string">
            <text:p>G</text:p>
          </table:table-cell>
          <table:table-cell table:style-name="ce7" table:formula="of:=RIGHT([.P132];LEN([.P132])-1)" office:value-type="string" office:string-value="2-9" calcext:value-type="string">
            <text:p>2-9</text:p>
          </table:table-cell>
          <table:table-cell table:style-name="ce7" office:value-type="string" calcext:value-type="string">
            <text:p>G2-9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Fez</text:p>
          </table:table-cell>
          <table:table-cell table:style-name="ce4" office:value-type="string" calcext:value-type="string">
            <text:p>Brian Clarke, Fez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3];1)" office:value-type="string" office:string-value="G" calcext:value-type="string">
            <text:p>G</text:p>
          </table:table-cell>
          <table:table-cell table:style-name="ce7" table:formula="of:=RIGHT([.P133];LEN([.P133])-1)" office:value-type="string" office:string-value="2-10" calcext:value-type="string">
            <text:p>2-10</text:p>
          </table:table-cell>
          <table:table-cell table:style-name="ce7" office:value-type="string" calcext:value-type="string">
            <text:p>G2-10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Leipzig</text:p>
          </table:table-cell>
          <table:table-cell table:style-name="ce4" office:value-type="string" calcext:value-type="string">
            <text:p>Brian Clarke, Leipzig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4];1)" office:value-type="string" office:string-value="G" calcext:value-type="string">
            <text:p>G</text:p>
          </table:table-cell>
          <table:table-cell table:style-name="ce7" table:formula="of:=RIGHT([.P134];LEN([.P134])-1)" office:value-type="string" office:string-value="2-11" calcext:value-type="string">
            <text:p>2-11</text:p>
          </table:table-cell>
          <table:table-cell table:style-name="ce7" office:value-type="string" calcext:value-type="string">
            <text:p>G2-11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Hamburg</text:p>
          </table:table-cell>
          <table:table-cell table:style-name="ce4" office:value-type="string" calcext:value-type="string">
            <text:p>Brian Clarke, Hamburg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5];1)" office:value-type="string" office:string-value="G" calcext:value-type="string">
            <text:p>G</text:p>
          </table:table-cell>
          <table:table-cell table:style-name="ce7" table:formula="of:=RIGHT([.P135];LEN([.P135])-1)" office:value-type="string" office:string-value="2-12" calcext:value-type="string">
            <text:p>2-12</text:p>
          </table:table-cell>
          <table:table-cell table:style-name="ce7" office:value-type="string" calcext:value-type="string">
            <text:p>G2-12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Malibu</text:p>
          </table:table-cell>
          <table:table-cell table:style-name="ce4" office:value-type="string" calcext:value-type="string">
            <text:p>Brian Clarke, Malibu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6];1)" office:value-type="string" office:string-value="G" calcext:value-type="string">
            <text:p>G</text:p>
          </table:table-cell>
          <table:table-cell table:style-name="ce7" table:formula="of:=RIGHT([.P136];LEN([.P136])-1)" office:value-type="string" office:string-value="2-13" calcext:value-type="string">
            <text:p>2-13</text:p>
          </table:table-cell>
          <table:table-cell table:style-name="ce7" office:value-type="string" calcext:value-type="string">
            <text:p>G2-13</text:p>
          </table:table-cell>
          <table:table-cell table:style-name="ce2" office:value-type="string" calcext:value-type="string">
            <text:p>Brian Clarke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Malib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Malibu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  <table:table-cell table:number-columns-repeated="951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Q$136"/>
        </table:named-expressions>
      </table:table>
      <table:named-expressions/>
      <table:database-ranges>
        <table:database-range table:name="__Anonymous_Sheet_DB__0" table:target-range-address="Sheet1.A1:Sheet1.Q1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6.35mm" fo:margin-right="6.35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</meta:initial-creator>
    <meta:creation-date>2018-05-15T09:33:43</meta:creation-date>
    <dc:date>2018-05-30T16:26:19.420633014</dc:date>
    <meta:generator>LibreOffice/5.1.6.2$Linux_X86_64 LibreOffice_project/10m0$Build-2</meta:generator>
    <meta:editing-duration>PT1M7S</meta:editing-duration>
    <meta:editing-cycles>1</meta:editing-cycles>
    <meta:document-statistic meta:table-count="1" meta:cell-count="51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